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  <style:style style:name="ce4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-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TimeMillis</text:p>
          </table:table-cell>
          <table:table-cell office:value-type="string" calcext:value-type="string">
            <text:p>EvalCount</text:p>
          </table:table-cell>
          <table:table-cell office:value-type="string" calcext:value-type="string">
            <text:p>Fitness</text:p>
          </table:table-cell>
          <table:table-cell table:style-name="ce4" office:value-type="string" calcext:value-type="string">
            <text:p>TrainAcc</text:p>
          </table:table-cell>
          <table:table-cell table:style-name="ce4" office:value-type="string" calcext:value-type="string">
            <text:p>TestAcc</text:p>
          </table:table-cell>
        </table:table-row>
        <table:table-row table:style-name="ro1" table:visibility="filter">
          <table:table-cell office:value-type="string" calcext:value-type="string">
            <text:p>Citibike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0</text:p>
          </table:table-cell>
          <table:table-cell office:value-type="float" office:value="1787685.5" calcext:value-type="float">
            <text:p>1787685.5</text:p>
          </table:table-cell>
          <table:table-cell office:value-type="float" office:value="102" calcext:value-type="float">
            <text:p>102</text:p>
          </table:table-cell>
          <table:table-cell office:value-type="float" office:value="-6071.917518188" calcext:value-type="float">
            <text:p>-6071.917518188</text:p>
          </table:table-cell>
          <table:table-cell table:style-name="ce4" office:value-type="percentage" office:value="0.111789038262668" calcext:value-type="percentage">
            <text:p>11%</text:p>
          </table:table-cell>
          <table:table-cell table:style-name="ce4" office:value-type="percentage" office:value="0.11158221302999" calcext:value-type="percentage">
            <text:p>11%</text:p>
          </table:table-cell>
        </table:table-row>
        <table:table-row table:style-name="ro1" table:visibility="filter">
          <table:table-cell office:value-type="string" calcext:value-type="string">
            <text:p>Citibike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</text:p>
          </table:table-cell>
          <table:table-cell table:style-name="ce3" office:value-type="float" office:value="10597188.7" calcext:value-type="float">
            <text:p>1.06E+007</text:p>
          </table:table-cell>
          <table:table-cell office:value-type="float" office:value="602" calcext:value-type="float">
            <text:p>602</text:p>
          </table:table-cell>
          <table:table-cell office:value-type="float" office:value="-5362.52629489151" calcext:value-type="float">
            <text:p>-5362.5262948915</text:p>
          </table:table-cell>
          <table:table-cell table:style-name="ce4" office:value-type="percentage" office:value="0.16968286797656" calcext:value-type="percentage">
            <text:p>17%</text:p>
          </table:table-cell>
          <table:table-cell table:style-name="ce4" office:value-type="percentage" office:value="0.169424336435712" calcext:value-type="percentage">
            <text:p>17%</text:p>
          </table:table-cell>
        </table:table-row>
        <table:table-row table:style-name="ro1" table:visibility="filter">
          <table:table-cell table:style-name="ce2" office:value-type="string" calcext:value-type="string">
            <text:p>Citibike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</text:p>
          </table:table-cell>
          <table:table-cell table:style-name="ce3" office:value-type="float" office:value="19929062" calcext:value-type="float">
            <text:p>1.99E+007</text:p>
          </table:table-cell>
          <table:table-cell office:value-type="float" office:value="1102" calcext:value-type="float">
            <text:p>1102</text:p>
          </table:table-cell>
          <table:table-cell office:value-type="float" office:value="-4046.30456448001" calcext:value-type="float">
            <text:p>-4046.30456448</text:p>
          </table:table-cell>
          <table:table-cell table:style-name="ce4" office:value-type="percentage" office:value="0.180024129610479" calcext:value-type="percentage">
            <text:p>18%</text:p>
          </table:table-cell>
          <table:table-cell table:style-name="ce4" office:value-type="percentage" office:value="0.181247845570493" calcext:value-type="percentage">
            <text:p>18%</text:p>
          </table:table-cell>
        </table:table-row>
        <table:table-row table:style-name="ro1" table:visibility="filter">
          <table:table-cell office:value-type="string" calcext:value-type="string">
            <text:p>Citibike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25</text:p>
          </table:table-cell>
          <table:table-cell table:style-name="ce3" office:value-type="float" office:value="46556218.7" calcext:value-type="float">
            <text:p>4.66E+007</text:p>
          </table:table-cell>
          <table:table-cell office:value-type="float" office:value="2602" calcext:value-type="float">
            <text:p>2602</text:p>
          </table:table-cell>
          <table:table-cell office:value-type="float" office:value="-2895.62823424037" calcext:value-type="float">
            <text:p>-2895.6282342404</text:p>
          </table:table-cell>
          <table:table-cell table:style-name="ce4" office:value-type="percentage" office:value="0.267511203033437" calcext:value-type="percentage">
            <text:p>27%</text:p>
          </table:table-cell>
          <table:table-cell table:style-name="ce4" office:value-type="percentage" office:value="0.267287142364702" calcext:value-type="percentage">
            <text:p>27%</text:p>
          </table:table-cell>
        </table:table-row>
        <table:table-row table:style-name="ro1" table:visibility="filter">
          <table:table-cell office:value-type="string" calcext:value-type="string">
            <text:p>Citibike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0</text:p>
          </table:table-cell>
          <table:table-cell table:style-name="ce3" office:value-type="float" office:value="91619097.8" calcext:value-type="float">
            <text:p>9.16E+007</text:p>
          </table:table-cell>
          <table:table-cell office:value-type="float" office:value="5102" calcext:value-type="float">
            <text:p>5102</text:p>
          </table:table-cell>
          <table:table-cell office:value-type="float" office:value="-2636.42252625971" calcext:value-type="float">
            <text:p>-2636.4225262597</text:p>
          </table:table-cell>
          <table:table-cell table:style-name="ce4" office:value-type="percentage" office:value="0.340744570837642" calcext:value-type="percentage">
            <text:p>34%</text:p>
          </table:table-cell>
          <table:table-cell table:style-name="ce4" office:value-type="percentage" office:value="0.342192347466391" calcext:value-type="percentage">
            <text:p>34%</text:p>
          </table:table-cell>
        </table:table-row>
        <table:table-row table:style-name="ro1" table:visibility="filter">
          <table:table-cell office:value-type="string" calcext:value-type="string">
            <text:p>Citibike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0</text:p>
          </table:table-cell>
          <table:table-cell table:style-name="ce3" office:value-type="float" office:value="174448404.7" calcext:value-type="float">
            <text:p>1.74E+008</text:p>
          </table:table-cell>
          <table:table-cell office:value-type="float" office:value="10102" calcext:value-type="float">
            <text:p>10102</text:p>
          </table:table-cell>
          <table:table-cell office:value-type="float" office:value="-2343.05774491079" calcext:value-type="float">
            <text:p>-2343.0577449108</text:p>
          </table:table-cell>
          <table:table-cell table:style-name="ce4" office:value-type="percentage" office:value="0.366614960358497" calcext:value-type="percentage">
            <text:p>37%</text:p>
          </table:table-cell>
          <table:table-cell table:style-name="ce4" office:value-type="percentage" office:value="0.365046535677353" calcext:value-type="percentage">
            <text:p>37%</text:p>
          </table:table-cell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0</text:p>
          </table:table-cell>
          <table:table-cell office:value-type="float" office:value="1255.5" calcext:value-type="float">
            <text:p>1255.5</text:p>
          </table:table-cell>
          <table:table-cell office:value-type="float" office:value="102" calcext:value-type="float">
            <text:p>102</text:p>
          </table:table-cell>
          <table:table-cell office:value-type="float" office:value="56.4" calcext:value-type="float">
            <text:p>56.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5</text:p>
          </table:table-cell>
          <table:table-cell office:value-type="float" office:value="1638.3" calcext:value-type="float">
            <text:p>1638.3</text:p>
          </table:table-cell>
          <table:table-cell office:value-type="float" office:value="602" calcext:value-type="float">
            <text:p>602</text:p>
          </table:table-cell>
          <table:table-cell office:value-type="float" office:value="71.2" calcext:value-type="float">
            <text:p>71.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10</text:p>
          </table:table-cell>
          <table:table-cell office:value-type="float" office:value="1929.3" calcext:value-type="float">
            <text:p>1929.3</text:p>
          </table:table-cell>
          <table:table-cell office:value-type="float" office:value="1102" calcext:value-type="float">
            <text:p>1102</text:p>
          </table:table-cell>
          <table:table-cell office:value-type="float" office:value="73.8" calcext:value-type="float">
            <text:p>73.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25</text:p>
          </table:table-cell>
          <table:table-cell office:value-type="float" office:value="2977.2" calcext:value-type="float">
            <text:p>2977.2</text:p>
          </table:table-cell>
          <table:table-cell office:value-type="float" office:value="2602" calcext:value-type="float">
            <text:p>260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50</text:p>
          </table:table-cell>
          <table:table-cell office:value-type="float" office:value="1926.6" calcext:value-type="float">
            <text:p>1926.6</text:p>
          </table:table-cell>
          <table:table-cell office:value-type="float" office:value="5102" calcext:value-type="float">
            <text:p>5102</text:p>
          </table:table-cell>
          <table:table-cell office:value-type="float" office:value="76.2" calcext:value-type="float">
            <text:p>76.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100</text:p>
          </table:table-cell>
          <table:table-cell office:value-type="float" office:value="3456.4" calcext:value-type="float">
            <text:p>3456.4</text:p>
          </table:table-cell>
          <table:table-cell office:value-type="float" office:value="10102" calcext:value-type="float">
            <text:p>10102</text:p>
          </table:table-cell>
          <table:table-cell office:value-type="float" office:value="77.7" calcext:value-type="float">
            <text:p>7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0</text:p>
          </table:table-cell>
          <table:table-cell office:value-type="float" office:value="13078" calcext:value-type="float">
            <text:p>13078</text:p>
          </table:table-cell>
          <table:table-cell office:value-type="float" office:value="102" calcext:value-type="float">
            <text:p>102</text:p>
          </table:table-cell>
          <table:table-cell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</text:p>
          </table:table-cell>
          <table:table-cell office:value-type="float" office:value="21646" calcext:value-type="float">
            <text:p>21646</text:p>
          </table:table-cell>
          <table:table-cell office:value-type="float" office:value="602" calcext:value-type="float">
            <text:p>60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</text:p>
          </table:table-cell>
          <table:table-cell office:value-type="float" office:value="25855.1" calcext:value-type="float">
            <text:p>25855.1</text:p>
          </table:table-cell>
          <table:table-cell office:value-type="float" office:value="1102" calcext:value-type="float">
            <text:p>1102</text:p>
          </table:table-cell>
          <table:table-cell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25</text:p>
          </table:table-cell>
          <table:table-cell office:value-type="float" office:value="36687.4" calcext:value-type="float">
            <text:p>36687.4</text:p>
          </table:table-cell>
          <table:table-cell office:value-type="float" office:value="2602" calcext:value-type="float">
            <text:p>2602</text:p>
          </table:table-cell>
          <table:table-cell office:value-type="float" office:value="26.8" calcext:value-type="float">
            <text:p>2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0</text:p>
          </table:table-cell>
          <table:table-cell office:value-type="float" office:value="74375.4" calcext:value-type="float">
            <text:p>74375.4</text:p>
          </table:table-cell>
          <table:table-cell office:value-type="float" office:value="5102" calcext:value-type="float">
            <text:p>5102</text:p>
          </table:table-cell>
          <table:table-cell office:value-type="float" office:value="26.6" calcext:value-type="float">
            <text:p>2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0</text:p>
          </table:table-cell>
          <table:table-cell office:value-type="float" office:value="150285.2" calcext:value-type="float">
            <text:p>150285.2</text:p>
          </table:table-cell>
          <table:table-cell office:value-type="float" office:value="10102" calcext:value-type="float">
            <text:p>10102</text:p>
          </table:table-cell>
          <table:table-cell office:value-type="float" office:value="27.5" calcext:value-type="float">
            <text:p>27.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,numRestarts=10</text:p>
          </table:table-cell>
          <table:table-cell office:value-type="float" office:value="12.96" calcext:value-type="float">
            <text:p>12.96</text:p>
          </table:table-cell>
          <table:table-cell office:value-type="float" office:value="12" calcext:value-type="float">
            <text:p>12</text:p>
          </table:table-cell>
          <table:table-cell office:value-type="float" office:value="39.3" calcext:value-type="float">
            <text:p>39.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25,numRestarts=10</text:p>
          </table:table-cell>
          <table:table-cell office:value-type="float" office:value="25.56" calcext:value-type="float">
            <text:p>25.56</text:p>
          </table:table-cell>
          <table:table-cell office:value-type="float" office:value="27" calcext:value-type="float">
            <text:p>27</text:p>
          </table:table-cell>
          <table:table-cell office:value-type="float" office:value="39.62" calcext:value-type="float">
            <text:p>39.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50,numRestarts=10</text:p>
          </table:table-cell>
          <table:table-cell office:value-type="float" office:value="45.04" calcext:value-type="float">
            <text:p>45.04</text:p>
          </table:table-cell>
          <table:table-cell office:value-type="float" office:value="52" calcext:value-type="float">
            <text:p>52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</text:p>
          </table:table-cell>
          <table:table-cell office:value-type="float" office:value="91.64" calcext:value-type="float">
            <text:p>91.64</text:p>
          </table:table-cell>
          <table:table-cell office:value-type="float" office:value="102" calcext:value-type="float">
            <text:p>102</text:p>
          </table:table-cell>
          <table:table-cell office:value-type="float" office:value="39.84" calcext:value-type="float">
            <text:p>39.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500,numRestarts=10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2" calcext:value-type="float">
            <text:p>502</text:p>
          </table:table-cell>
          <table:table-cell office:value-type="float" office:value="39.7" calcext:value-type="float">
            <text:p>39.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0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569.144527446101" calcext:value-type="float">
            <text:p>569.1445274461</text:p>
          </table:table-cell>
          <table:table-cell office:value-type="float" office:value="933.068131465794" calcext:value-type="float">
            <text:p>933.0681314658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</text:p>
          </table:table-cell>
          <table:table-cell office:value-type="float" office:value="492.4" calcext:value-type="float">
            <text:p>492.4</text:p>
          </table:table-cell>
          <table:table-cell office:value-type="float" office:value="602" calcext:value-type="float">
            <text:p>602</text:p>
          </table:table-cell>
          <table:table-cell office:value-type="float" office:value="679.865485750838" calcext:value-type="float">
            <text:p>679.8654857508</text:p>
          </table:table-cell>
          <table:table-cell office:value-type="float" office:value="976.847529972875" calcext:value-type="float">
            <text:p>976.8475299729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</text:p>
          </table:table-cell>
          <table:table-cell office:value-type="float" office:value="777.8" calcext:value-type="float">
            <text:p>777.8</text:p>
          </table:table-cell>
          <table:table-cell office:value-type="float" office:value="1102" calcext:value-type="float">
            <text:p>1102</text:p>
          </table:table-cell>
          <table:table-cell office:value-type="float" office:value="705.457052631719" calcext:value-type="float">
            <text:p>705.4570526317</text:p>
          </table:table-cell>
          <table:table-cell office:value-type="float" office:value="1010.49109613395" calcext:value-type="float">
            <text:p>1010.491096134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25</text:p>
          </table:table-cell>
          <table:table-cell office:value-type="float" office:value="1806.2" calcext:value-type="float">
            <text:p>1806.2</text:p>
          </table:table-cell>
          <table:table-cell office:value-type="float" office:value="2602" calcext:value-type="float">
            <text:p>2602</text:p>
          </table:table-cell>
          <table:table-cell office:value-type="float" office:value="762.153960655747" calcext:value-type="float">
            <text:p>762.1539606557</text:p>
          </table:table-cell>
          <table:table-cell office:value-type="float" office:value="989.297746052391" calcext:value-type="float">
            <text:p>989.2977460524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0</text:p>
          </table:table-cell>
          <table:table-cell office:value-type="float" office:value="1396.5" calcext:value-type="float">
            <text:p>1396.5</text:p>
          </table:table-cell>
          <table:table-cell office:value-type="float" office:value="5102" calcext:value-type="float">
            <text:p>5102</text:p>
          </table:table-cell>
          <table:table-cell office:value-type="float" office:value="782.154799539397" calcext:value-type="float">
            <text:p>782.1547995394</text:p>
          </table:table-cell>
          <table:table-cell office:value-type="float" office:value="1034.38933673426" calcext:value-type="float">
            <text:p>1034.3893367343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0</text:p>
          </table:table-cell>
          <table:table-cell office:value-type="float" office:value="2434.4" calcext:value-type="float">
            <text:p>2434.4</text:p>
          </table:table-cell>
          <table:table-cell office:value-type="float" office:value="10102" calcext:value-type="float">
            <text:p>10102</text:p>
          </table:table-cell>
          <table:table-cell office:value-type="float" office:value="793.143908521047" calcext:value-type="float">
            <text:p>793.143908521</text:p>
          </table:table-cell>
          <table:table-cell office:value-type="float" office:value="958.382800472301" calcext:value-type="float">
            <text:p>958.3828004723</text:p>
          </table:table-cell>
          <table:table-cell table:style-name="ce4"/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3305426.9" calcext:value-type="float">
            <text:p>3305426.9</text:p>
          </table:table-cell>
          <table:table-cell office:value-type="float" office:value="59.5" calcext:value-type="float">
            <text:p>59.5</text:p>
          </table:table-cell>
          <table:table-cell office:value-type="float" office:value="-5792.31731708949" calcext:value-type="float">
            <text:p>-5792.3173170895</text:p>
          </table:table-cell>
          <table:table-cell table:style-name="ce4" office:value-type="percentage" office:value="0.0552740434332989" calcext:value-type="percentage">
            <text:p>6%</text:p>
          </table:table-cell>
          <table:table-cell table:style-name="ce4" office:value-type="percentage" office:value="0.0549120992761117" calcext:value-type="percentage">
            <text:p>5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table:style-name="ce3" office:value-type="float" office:value="15452100.4" calcext:value-type="float">
            <text:p>1.55E+007</text:p>
          </table:table-cell>
          <table:table-cell office:value-type="float" office:value="249.9" calcext:value-type="float">
            <text:p>249.9</text:p>
          </table:table-cell>
          <table:table-cell office:value-type="float" office:value="-4189.15726051112" calcext:value-type="float">
            <text:p>-4189.1572605111</text:p>
          </table:table-cell>
          <table:table-cell table:style-name="ce4" office:value-type="percentage" office:value="0.155773871078938" calcext:value-type="percentage">
            <text:p>16%</text:p>
          </table:table-cell>
          <table:table-cell table:style-name="ce4" office:value-type="percentage" office:value="0.155532574974147" calcext:value-type="percentage">
            <text:p>16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table:style-name="ce3" office:value-type="float" office:value="45959378.1" calcext:value-type="float">
            <text:p>4.60E+007</text:p>
          </table:table-cell>
          <table:table-cell office:value-type="float" office:value="556.6" calcext:value-type="float">
            <text:p>556.6</text:p>
          </table:table-cell>
          <table:table-cell office:value-type="float" office:value="-3448.93188162909" calcext:value-type="float">
            <text:p>-3448.9318816291</text:p>
          </table:table-cell>
          <table:table-cell table:style-name="ce4" office:value-type="percentage" office:value="0.224974146845915" calcext:value-type="percentage">
            <text:p>22%</text:p>
          </table:table-cell>
          <table:table-cell table:style-name="ce4" office:value-type="percentage" office:value="0.226059979317477" calcext:value-type="percentage">
            <text:p>23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table:style-name="ce3" office:value-type="float" office:value="69183283.7" calcext:value-type="float">
            <text:p>6.92E+007</text:p>
          </table:table-cell>
          <table:table-cell office:value-type="float" office:value="1234.8" calcext:value-type="float">
            <text:p>1234.8</text:p>
          </table:table-cell>
          <table:table-cell office:value-type="float" office:value="-2255.00982438086" calcext:value-type="float">
            <text:p>-2255.0098243809</text:p>
          </table:table-cell>
          <table:table-cell table:style-name="ce4" office:value-type="percentage" office:value="0.42480179248535" calcext:value-type="percentage">
            <text:p>42%</text:p>
          </table:table-cell>
          <table:table-cell table:style-name="ce4" office:value-type="percentage" office:value="0.424508790072389" calcext:value-type="percentage">
            <text:p>42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table:style-name="ce3" office:value-type="float" office:value="85776067.7" calcext:value-type="float">
            <text:p>8.58E+007</text:p>
          </table:table-cell>
          <table:table-cell office:value-type="float" office:value="2083.9" calcext:value-type="float">
            <text:p>2083.9</text:p>
          </table:table-cell>
          <table:table-cell office:value-type="float" office:value="-2028.73162380075" calcext:value-type="float">
            <text:p>-2028.7316238008</text:p>
          </table:table-cell>
          <table:table-cell table:style-name="ce4" office:value-type="percentage" office:value="0.440072388831437" calcext:value-type="percentage">
            <text:p>44%</text:p>
          </table:table-cell>
          <table:table-cell table:style-name="ce4" office:value-type="percentage" office:value="0.440193036883833" calcext:value-type="percentage">
            <text:p>44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table:style-name="ce3" office:value-type="float" office:value="199604862.7" calcext:value-type="float">
            <text:p>2.00E+008</text:p>
          </table:table-cell>
          <table:table-cell office:value-type="float" office:value="3622.4" calcext:value-type="float">
            <text:p>3622.4</text:p>
          </table:table-cell>
          <table:table-cell office:value-type="float" office:value="-1942.49432439384" calcext:value-type="float">
            <text:p>-1942.4943243938</text:p>
          </table:table-cell>
          <table:table-cell table:style-name="ce4" office:value-type="percentage" office:value="0.444915546363323" calcext:value-type="percentage">
            <text:p>44%</text:p>
          </table:table-cell>
          <table:table-cell table:style-name="ce4" office:value-type="percentage" office:value="0.444950017235436" calcext:value-type="percentage">
            <text:p>44%</text:p>
          </table:table-cell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97.48" calcext:value-type="float">
            <text:p>97.48</text:p>
          </table:table-cell>
          <table:table-cell office:value-type="float" office:value="29.58" calcext:value-type="float">
            <text:p>29.58</text:p>
          </table:table-cell>
          <table:table-cell office:value-type="float" office:value="51.28" calcext:value-type="float">
            <text:p>51.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office:value-type="float" office:value="79.58" calcext:value-type="float">
            <text:p>79.58</text:p>
          </table:table-cell>
          <table:table-cell office:value-type="float" office:value="92.58" calcext:value-type="float">
            <text:p>92.58</text:p>
          </table:table-cell>
          <table:table-cell office:value-type="float" office:value="67.2" calcext:value-type="float">
            <text:p>67.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office:value-type="float" office:value="64.66" calcext:value-type="float">
            <text:p>64.66</text:p>
          </table:table-cell>
          <table:table-cell office:value-type="float" office:value="125.16" calcext:value-type="float">
            <text:p>125.16</text:p>
          </table:table-cell>
          <table:table-cell office:value-type="float" office:value="71.16" calcext:value-type="float">
            <text:p>71.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office:value-type="float" office:value="59.28" calcext:value-type="float">
            <text:p>59.28</text:p>
          </table:table-cell>
          <table:table-cell office:value-type="float" office:value="219.92" calcext:value-type="float">
            <text:p>219.92</text:p>
          </table:table-cell>
          <table:table-cell office:value-type="float" office:value="77.16" calcext:value-type="float">
            <text:p>77.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office:value-type="float" office:value="83.58" calcext:value-type="float">
            <text:p>83.58</text:p>
          </table:table-cell>
          <table:table-cell office:value-type="float" office:value="351.88" calcext:value-type="float">
            <text:p>351.88</text:p>
          </table:table-cell>
          <table:table-cell office:value-type="float" office:value="79.42" calcext:value-type="float">
            <text:p>79.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office:value-type="float" office:value="130.3" calcext:value-type="float">
            <text:p>130.3</text:p>
          </table:table-cell>
          <table:table-cell office:value-type="float" office:value="602.72" calcext:value-type="float">
            <text:p>602.72</text:p>
          </table:table-cell>
          <table:table-cell office:value-type="float" office:value="79.96" calcext:value-type="float">
            <text:p>79.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0,numPlateauChecks=5</text:p>
          </table:table-cell>
          <table:table-cell office:value-type="float" office:value="1074.58" calcext:value-type="float">
            <text:p>1074.58</text:p>
          </table:table-cell>
          <table:table-cell office:value-type="float" office:value="2604.4" calcext:value-type="float">
            <text:p>2604.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1417.7" calcext:value-type="float">
            <text:p>1417.7</text:p>
          </table:table-cell>
          <table:table-cell office:value-type="float" office:value="12.4" calcext:value-type="float">
            <text:p>12.4</text:p>
          </table:table-cell>
          <table:table-cell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office:value-type="float" office:value="1979.48" calcext:value-type="float">
            <text:p>1979.48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4" calcext:value-type="float">
            <text:p>3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office:value-type="float" office:value="2900.22" calcext:value-type="float">
            <text:p>2900.22</text:p>
          </table:table-cell>
          <table:table-cell office:value-type="float" office:value="93.08" calcext:value-type="float">
            <text:p>93.08</text:p>
          </table:table-cell>
          <table:table-cell office:value-type="float" office:value="32.7" calcext:value-type="float">
            <text:p>3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office:value-type="float" office:value="3367.62" calcext:value-type="float">
            <text:p>3367.62</text:p>
          </table:table-cell>
          <table:table-cell office:value-type="float" office:value="180.9" calcext:value-type="float">
            <text:p>180.9</text:p>
          </table:table-cell>
          <table:table-cell office:value-type="float" office:value="38.26" calcext:value-type="float">
            <text:p>3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office:value-type="float" office:value="4170.4" calcext:value-type="float">
            <text:p>4170.4</text:p>
          </table:table-cell>
          <table:table-cell office:value-type="float" office:value="308.6" calcext:value-type="float">
            <text:p>308.6</text:p>
          </table:table-cell>
          <table:table-cell office:value-type="float" office:value="39.64" calcext:value-type="float">
            <text:p>39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office:value-type="float" office:value="7694.46" calcext:value-type="float">
            <text:p>7694.46</text:p>
          </table:table-cell>
          <table:table-cell office:value-type="float" office:value="563.3" calcext:value-type="float">
            <text:p>563.3</text:p>
          </table:table-cell>
          <table:table-cell office:value-type="float" office:value="40.2" calcext:value-type="float">
            <text:p>4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0,numPlateauChecks=5</text:p>
          </table:table-cell>
          <table:table-cell office:value-type="float" office:value="34968.06" calcext:value-type="float">
            <text:p>34968.06</text:p>
          </table:table-cell>
          <table:table-cell office:value-type="float" office:value="2559.6" calcext:value-type="float">
            <text:p>2559.6</text:p>
          </table:table-cell>
          <table:table-cell office:value-type="float" office:value="40.14" calcext:value-type="float">
            <text:p>40.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202.92" calcext:value-type="float">
            <text:p>202.92</text:p>
          </table:table-cell>
          <table:table-cell office:value-type="float" office:value="12.68" calcext:value-type="float">
            <text:p>12.6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office:value-type="float" office:value="235.42" calcext:value-type="float">
            <text:p>235.42</text:p>
          </table:table-cell>
          <table:table-cell office:value-type="float" office:value="52.04" calcext:value-type="float">
            <text:p>52.04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office:value-type="float" office:value="299.82" calcext:value-type="float">
            <text:p>299.82</text:p>
          </table:table-cell>
          <table:table-cell office:value-type="float" office:value="81.64" calcext:value-type="float">
            <text:p>81.64</text:p>
          </table:table-cell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office:value-type="float" office:value="521.42" calcext:value-type="float">
            <text:p>521.42</text:p>
          </table:table-cell>
          <table:table-cell office:value-type="float" office:value="162" calcext:value-type="float">
            <text:p>162</text:p>
          </table:table-cell>
          <table:table-cell office:value-type="float" office:value="61.54" calcext:value-type="float">
            <text:p>61.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office:value-type="float" office:value="298.28" calcext:value-type="float">
            <text:p>298.28</text:p>
          </table:table-cell>
          <table:table-cell office:value-type="float" office:value="290.02" calcext:value-type="float">
            <text:p>290.02</text:p>
          </table:table-cell>
          <table:table-cell office:value-type="float" office:value="63.56" calcext:value-type="float">
            <text:p>63.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office:value-type="float" office:value="229.86" calcext:value-type="float">
            <text:p>229.86</text:p>
          </table:table-cell>
          <table:table-cell office:value-type="float" office:value="541.36" calcext:value-type="float">
            <text:p>541.36</text:p>
          </table:table-cell>
          <table:table-cell office:value-type="float" office:value="64.7" calcext:value-type="float">
            <text:p>64.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0,numPlateauChecks=5</text:p>
          </table:table-cell>
          <table:table-cell office:value-type="float" office:value="798.64" calcext:value-type="float">
            <text:p>798.64</text:p>
          </table:table-cell>
          <table:table-cell office:value-type="float" office:value="2540.8" calcext:value-type="float">
            <text:p>2540.8</text:p>
          </table:table-cell>
          <table:table-cell office:value-type="float" office:value="64.24" calcext:value-type="float">
            <text:p>64.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137.8" calcext:value-type="float">
            <text:p>137.8</text:p>
          </table:table-cell>
          <table:table-cell office:value-type="float" office:value="8.7" calcext:value-type="float">
            <text:p>8.7</text:p>
          </table:table-cell>
          <table:table-cell office:value-type="float" office:value="540.914763971702" calcext:value-type="float">
            <text:p>540.9147639717</text:p>
          </table:table-cell>
          <table:table-cell office:value-type="float" office:value="606.375985976341" calcext:value-type="float">
            <text:p>606.3759859763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office:value-type="float" office:value="535.6" calcext:value-type="float">
            <text:p>535.6</text:p>
          </table:table-cell>
          <table:table-cell office:value-type="float" office:value="54.1" calcext:value-type="float">
            <text:p>54.1</text:p>
          </table:table-cell>
          <table:table-cell office:value-type="float" office:value="748.246643413783" calcext:value-type="float">
            <text:p>748.2466434138</text:p>
          </table:table-cell>
          <table:table-cell office:value-type="float" office:value="779.816660057356" calcext:value-type="float">
            <text:p>779.8166600574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office:value-type="float" office:value="220.2" calcext:value-type="float">
            <text:p>220.2</text:p>
          </table:table-cell>
          <table:table-cell office:value-type="float" office:value="90.3" calcext:value-type="float">
            <text:p>90.3</text:p>
          </table:table-cell>
          <table:table-cell office:value-type="float" office:value="825.410886374465" calcext:value-type="float">
            <text:p>825.4108863745</text:p>
          </table:table-cell>
          <table:table-cell office:value-type="float" office:value="809.213340396334" calcext:value-type="float">
            <text:p>809.2133403963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office:value-type="float" office:value="364.9" calcext:value-type="float">
            <text:p>364.9</text:p>
          </table:table-cell>
          <table:table-cell office:value-type="float" office:value="181.2" calcext:value-type="float">
            <text:p>181.2</text:p>
          </table:table-cell>
          <table:table-cell office:value-type="float" office:value="931.268874423332" calcext:value-type="float">
            <text:p>931.2688744233</text:p>
          </table:table-cell>
          <table:table-cell office:value-type="float" office:value="798.555485211865" calcext:value-type="float">
            <text:p>798.5554852119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office:value-type="float" office:value="644" calcext:value-type="float">
            <text:p>644</text:p>
          </table:table-cell>
          <table:table-cell office:value-type="float" office:value="308.1" calcext:value-type="float">
            <text:p>308.1</text:p>
          </table:table-cell>
          <table:table-cell office:value-type="float" office:value="1018.5907713845" calcext:value-type="float">
            <text:p>1018.5907713845</text:p>
          </table:table-cell>
          <table:table-cell office:value-type="float" office:value="836.820349392905" calcext:value-type="float">
            <text:p>836.8203493929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office:value-type="float" office:value="805" calcext:value-type="float">
            <text:p>805</text:p>
          </table:table-cell>
          <table:table-cell office:value-type="float" office:value="563.1" calcext:value-type="float">
            <text:p>563.1</text:p>
          </table:table-cell>
          <table:table-cell office:value-type="float" office:value="956.061601704047" calcext:value-type="float">
            <text:p>956.061601704</text:p>
          </table:table-cell>
          <table:table-cell office:value-type="float" office:value="822.389921085003" calcext:value-type="float">
            <text:p>822.389921085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0,numPlateauChecks=5</text:p>
          </table:table-cell>
          <table:table-cell office:value-type="float" office:value="1812.9" calcext:value-type="float">
            <text:p>1812.9</text:p>
          </table:table-cell>
          <table:table-cell office:value-type="float" office:value="2557.1" calcext:value-type="float">
            <text:p>2557.1</text:p>
          </table:table-cell>
          <table:table-cell office:value-type="float" office:value="987.289587267949" calcext:value-type="float">
            <text:p>987.289587268</text:p>
          </table:table-cell>
          <table:table-cell office:value-type="float" office:value="614.330050480815" calcext:value-type="float">
            <text:p>614.3300504808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</text:p>
          </table:table-cell>
          <table:table-cell office:value-type="float" office:value="64829.14" calcext:value-type="float">
            <text:p>64829.14</text:p>
          </table:table-cell>
          <table:table-cell office:value-type="float" office:value="1101" calcext:value-type="float">
            <text:p>1101</text:p>
          </table:table-cell>
          <table:table-cell office:value-type="float" office:value="71.02" calcext:value-type="float">
            <text:p>71.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25</text:p>
          </table:table-cell>
          <table:table-cell office:value-type="float" office:value="140099.78" calcext:value-type="float">
            <text:p>140099.78</text:p>
          </table:table-cell>
          <table:table-cell office:value-type="float" office:value="2601" calcext:value-type="float">
            <text:p>2601</text:p>
          </table:table-cell>
          <table:table-cell office:value-type="float" office:value="77.24" calcext:value-type="float">
            <text:p>77.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</text:p>
          </table:table-cell>
          <table:table-cell office:value-type="float" office:value="259711.24" calcext:value-type="float">
            <text:p>259711.24</text:p>
          </table:table-cell>
          <table:table-cell office:value-type="float" office:value="5101" calcext:value-type="float">
            <text:p>5101</text:p>
          </table:table-cell>
          <table:table-cell office:value-type="float" office:value="77.58" calcext:value-type="float">
            <text:p>77.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0</text:p>
          </table:table-cell>
          <table:table-cell office:value-type="float" office:value="498105.48" calcext:value-type="float">
            <text:p>498105.48</text:p>
          </table:table-cell>
          <table:table-cell office:value-type="float" office:value="10101" calcext:value-type="float">
            <text:p>10101</text:p>
          </table:table-cell>
          <table:table-cell office:value-type="float" office:value="76.9" calcext:value-type="float">
            <text:p>76.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0</text:p>
          </table:table-cell>
          <table:table-cell office:value-type="float" office:value="2459984.96" calcext:value-type="float">
            <text:p>2459984.96</text:p>
          </table:table-cell>
          <table:table-cell office:value-type="float" office:value="50101" calcext:value-type="float">
            <text:p>50101</text:p>
          </table:table-cell>
          <table:table-cell office:value-type="float" office:value="77.42" calcext:value-type="float">
            <text:p>77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</text:p>
          </table:table-cell>
          <table:table-cell office:value-type="float" office:value="76458.42" calcext:value-type="float">
            <text:p>76458.42</text:p>
          </table:table-cell>
          <table:table-cell office:value-type="float" office:value="1101" calcext:value-type="float">
            <text:p>1101</text:p>
          </table:table-cell>
          <table:table-cell office:value-type="float" office:value="38.82" calcext:value-type="float">
            <text:p>38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25</text:p>
          </table:table-cell>
          <table:table-cell office:value-type="float" office:value="188338.38" calcext:value-type="float">
            <text:p>188338.38</text:p>
          </table:table-cell>
          <table:table-cell office:value-type="float" office:value="2601" calcext:value-type="float">
            <text:p>2601</text:p>
          </table:table-cell>
          <table:table-cell office:value-type="float" office:value="39.16" calcext:value-type="float">
            <text:p>39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</text:p>
          </table:table-cell>
          <table:table-cell office:value-type="float" office:value="387717.28" calcext:value-type="float">
            <text:p>387717.28</text:p>
          </table:table-cell>
          <table:table-cell office:value-type="float" office:value="5101" calcext:value-type="float">
            <text:p>5101</text:p>
          </table:table-cell>
          <table:table-cell office:value-type="float" office:value="40.6" calcext:value-type="float">
            <text:p>4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0</text:p>
          </table:table-cell>
          <table:table-cell office:value-type="float" office:value="657853" calcext:value-type="float">
            <text:p>657853</text:p>
          </table:table-cell>
          <table:table-cell office:value-type="float" office:value="10101" calcext:value-type="float">
            <text:p>10101</text:p>
          </table:table-cell>
          <table:table-cell office:value-type="float" office:value="39.64" calcext:value-type="float">
            <text:p>39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0</text:p>
          </table:table-cell>
          <table:table-cell office:value-type="float" office:value="3105857.4" calcext:value-type="float">
            <text:p>3105857.4</text:p>
          </table:table-cell>
          <table:table-cell office:value-type="float" office:value="50101" calcext:value-type="float">
            <text:p>50101</text:p>
          </table:table-cell>
          <table:table-cell office:value-type="float" office:value="39.34" calcext:value-type="float">
            <text:p>39.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</text:p>
          </table:table-cell>
          <table:table-cell office:value-type="float" office:value="67155.78" calcext:value-type="float">
            <text:p>67155.78</text:p>
          </table:table-cell>
          <table:table-cell office:value-type="float" office:value="1101" calcext:value-type="float">
            <text:p>1101</text:p>
          </table:table-cell>
          <table:table-cell office:value-type="float" office:value="59.22" calcext:value-type="float">
            <text:p>59.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25</text:p>
          </table:table-cell>
          <table:table-cell office:value-type="float" office:value="140121.98" calcext:value-type="float">
            <text:p>140121.98</text:p>
          </table:table-cell>
          <table:table-cell office:value-type="float" office:value="2601" calcext:value-type="float">
            <text:p>2601</text:p>
          </table:table-cell>
          <table:table-cell office:value-type="float" office:value="65.92" calcext:value-type="float">
            <text:p>65.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</text:p>
          </table:table-cell>
          <table:table-cell office:value-type="float" office:value="257831.76" calcext:value-type="float">
            <text:p>257831.76</text:p>
          </table:table-cell>
          <table:table-cell office:value-type="float" office:value="5101" calcext:value-type="float">
            <text:p>5101</text:p>
          </table:table-cell>
          <table:table-cell office:value-type="float" office:value="65.1" calcext:value-type="float">
            <text:p>65.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0</text:p>
          </table:table-cell>
          <table:table-cell office:value-type="float" office:value="480562.22" calcext:value-type="float">
            <text:p>480562.22</text:p>
          </table:table-cell>
          <table:table-cell office:value-type="float" office:value="10101" calcext:value-type="float">
            <text:p>10101</text:p>
          </table:table-cell>
          <table:table-cell office:value-type="float" office:value="66.28" calcext:value-type="float">
            <text:p>66.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0</text:p>
          </table:table-cell>
          <table:table-cell office:value-type="float" office:value="2242224.52" calcext:value-type="float">
            <text:p>2242224.52</text:p>
          </table:table-cell>
          <table:table-cell office:value-type="float" office:value="50101" calcext:value-type="float">
            <text:p>50101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</text:p>
          </table:table-cell>
          <table:table-cell office:value-type="float" office:value="51595.4" calcext:value-type="float">
            <text:p>51595.4</text:p>
          </table:table-cell>
          <table:table-cell office:value-type="float" office:value="1101" calcext:value-type="float">
            <text:p>1101</text:p>
          </table:table-cell>
          <table:table-cell office:value-type="float" office:value="995.703000476424" calcext:value-type="float">
            <text:p>995.7030004764</text:p>
          </table:table-cell>
          <table:table-cell office:value-type="float" office:value="779.559345030824" calcext:value-type="float">
            <text:p>779.5593450308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25</text:p>
          </table:table-cell>
          <table:table-cell office:value-type="float" office:value="45643.1" calcext:value-type="float">
            <text:p>45643.1</text:p>
          </table:table-cell>
          <table:table-cell office:value-type="float" office:value="2601" calcext:value-type="float">
            <text:p>2601</text:p>
          </table:table-cell>
          <table:table-cell office:value-type="float" office:value="1021.0845387064" calcext:value-type="float">
            <text:p>1021.0845387064</text:p>
          </table:table-cell>
          <table:table-cell office:value-type="float" office:value="895.847951360159" calcext:value-type="float">
            <text:p>895.8479513602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</text:p>
          </table:table-cell>
          <table:table-cell office:value-type="float" office:value="75365.4" calcext:value-type="float">
            <text:p>75365.4</text:p>
          </table:table-cell>
          <table:table-cell office:value-type="float" office:value="5101" calcext:value-type="float">
            <text:p>5101</text:p>
          </table:table-cell>
          <table:table-cell office:value-type="float" office:value="1000.85939979134" calcext:value-type="float">
            <text:p>1000.8593997913</text:p>
          </table:table-cell>
          <table:table-cell office:value-type="float" office:value="869.036003151351" calcext:value-type="float">
            <text:p>869.0360031514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0</text:p>
          </table:table-cell>
          <table:table-cell office:value-type="float" office:value="135099.3" calcext:value-type="float">
            <text:p>135099.3</text:p>
          </table:table-cell>
          <table:table-cell office:value-type="float" office:value="10101" calcext:value-type="float">
            <text:p>10101</text:p>
          </table:table-cell>
          <table:table-cell office:value-type="float" office:value="959.330659086237" calcext:value-type="float">
            <text:p>959.3306590862</text:p>
          </table:table-cell>
          <table:table-cell office:value-type="float" office:value="917.453141164018" calcext:value-type="float">
            <text:p>917.453141164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0</text:p>
          </table:table-cell>
          <table:table-cell office:value-type="float" office:value="690560.1" calcext:value-type="float">
            <text:p>690560.1</text:p>
          </table:table-cell>
          <table:table-cell office:value-type="float" office:value="50101" calcext:value-type="float">
            <text:p>50101</text:p>
          </table:table-cell>
          <table:table-cell office:value-type="float" office:value="1032.27552976143" calcext:value-type="float">
            <text:p>1032.2755297614</text:p>
          </table:table-cell>
          <table:table-cell office:value-type="float" office:value="1014.21050201136" calcext:value-type="float">
            <text:p>1014.2105020114</text:p>
          </table:table-cell>
          <table:table-cell table:style-name="ce4"/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table:style-name="ce3" office:value-type="float" office:value="30394399.3" calcext:value-type="float">
            <text:p>3.04E+007</text:p>
          </table:table-cell>
          <table:table-cell office:value-type="float" office:value="602" calcext:value-type="float">
            <text:p>602</text:p>
          </table:table-cell>
          <table:table-cell office:value-type="float" office:value="-5392.25747812641" calcext:value-type="float">
            <text:p>-5392.2574781264</text:p>
          </table:table-cell>
          <table:table-cell table:style-name="ce4" office:value-type="percentage" office:value="0.254877628403999" calcext:value-type="percentage">
            <text:p>25%</text:p>
          </table:table-cell>
          <table:table-cell table:style-name="ce4" office:value-type="percentage" office:value="0.253843502240607" calcext:value-type="percentage">
            <text:p>25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table:style-name="ce3" office:value-type="float" office:value="67385674.6" calcext:value-type="float">
            <text:p>6.74E+007</text:p>
          </table:table-cell>
          <table:table-cell office:value-type="float" office:value="1352" calcext:value-type="float">
            <text:p>1352</text:p>
          </table:table-cell>
          <table:table-cell office:value-type="float" office:value="-7305.62752740507" calcext:value-type="float">
            <text:p>-7305.6275274051</text:p>
          </table:table-cell>
          <table:table-cell table:style-name="ce4" office:value-type="percentage" office:value="0.104756980351603" calcext:value-type="percentage">
            <text:p>10%</text:p>
          </table:table-cell>
          <table:table-cell table:style-name="ce4" office:value-type="percentage" office:value="0.104446742502585" calcext:value-type="percentage">
            <text:p>10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table:style-name="ce3" office:value-type="float" office:value="132322189.8" calcext:value-type="float">
            <text:p>1.32E+008</text:p>
          </table:table-cell>
          <table:table-cell office:value-type="float" office:value="2602" calcext:value-type="float">
            <text:p>2602</text:p>
          </table:table-cell>
          <table:table-cell office:value-type="float" office:value="-10206.4238744836" calcext:value-type="float">
            <text:p>-10206.4238744836</text:p>
          </table:table-cell>
          <table:table-cell table:style-name="ce4" office:value-type="percentage" office:value="0.0506032402619786" calcext:value-type="percentage">
            <text:p>5%</text:p>
          </table:table-cell>
          <table:table-cell table:style-name="ce4" office:value-type="percentage" office:value="0.0509134781109962" calcext:value-type="percentage">
            <text:p>5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table:style-name="ce3" office:value-type="float" office:value="271216185.7" calcext:value-type="float">
            <text:p>2.71E+008</text:p>
          </table:table-cell>
          <table:table-cell table:style-name="ce3" office:value-type="float" office:value="5102" calcext:value-type="float">
            <text:p>5.10E+003</text:p>
          </table:table-cell>
          <table:table-cell office:value-type="float" office:value="-12277.6722641495" calcext:value-type="float">
            <text:p>-12277.6722641495</text:p>
          </table:table-cell>
          <table:table-cell table:style-name="ce4" office:value-type="percentage" office:value="0.0715960013788349" calcext:value-type="percentage">
            <text:p>7%</text:p>
          </table:table-cell>
          <table:table-cell table:style-name="ce4" office:value-type="percentage" office:value="0.0706308169596691" calcext:value-type="percentage">
            <text:p>7%</text:p>
          </table:table-cell>
        </table:table-row>
        <table:table-row table:style-name="ro1" table:visibility="filter">
          <table:table-cell table:style-name="Default" office:value-type="string" calcext:value-type="string">
            <text:p>Citibike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table:style-name="ce3" office:value-type="float" office:value="1645673680.4" calcext:value-type="float">
            <text:p>1.65E+009</text:p>
          </table:table-cell>
          <table:table-cell office:value-type="float" office:value="25102" calcext:value-type="float">
            <text:p>25102</text:p>
          </table:table-cell>
          <table:table-cell office:value-type="float" office:value="-15785.0706854524" calcext:value-type="float">
            <text:p>-15785.0706854524</text:p>
          </table:table-cell>
          <table:table-cell table:style-name="ce4" office:value-type="percentage" office:value="0.0643398827990348" calcext:value-type="percentage">
            <text:p>6%</text:p>
          </table:table-cell>
          <table:table-cell table:style-name="ce4" office:value-type="percentage" office:value="0.0638745260255085" calcext:value-type="percentage">
            <text:p>6%</text:p>
          </table:table-cell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office:value-type="float" office:value="1011.22" calcext:value-type="float">
            <text:p>1011.22</text:p>
          </table:table-cell>
          <table:table-cell office:value-type="float" office:value="602" calcext:value-type="float">
            <text:p>602</text:p>
          </table:table-cell>
          <table:table-cell office:value-type="float" office:value="53.08" calcext:value-type="float">
            <text:p>53.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office:value-type="float" office:value="1797.72" calcext:value-type="float">
            <text:p>1797.72</text:p>
          </table:table-cell>
          <table:table-cell office:value-type="float" office:value="1352" calcext:value-type="float">
            <text:p>1352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office:value-type="float" office:value="2156.2" calcext:value-type="float">
            <text:p>2156.2</text:p>
          </table:table-cell>
          <table:table-cell office:value-type="float" office:value="2602" calcext:value-type="float">
            <text:p>2602</text:p>
          </table:table-cell>
          <table:table-cell office:value-type="float" office:value="59.38" calcext:value-type="float">
            <text:p>59.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office:value-type="float" office:value="3826.96" calcext:value-type="float">
            <text:p>3826.96</text:p>
          </table:table-cell>
          <table:table-cell office:value-type="float" office:value="5102" calcext:value-type="float">
            <text:p>5102</text:p>
          </table:table-cell>
          <table:table-cell office:value-type="float" office:value="62.1" calcext:value-type="float">
            <text:p>62.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office:value-type="float" office:value="17991.8" calcext:value-type="float">
            <text:p>17991.8</text:p>
          </table:table-cell>
          <table:table-cell office:value-type="float" office:value="25102" calcext:value-type="float">
            <text:p>25102</text:p>
          </table:table-cell>
          <table:table-cell office:value-type="float" office:value="69.84" calcext:value-type="float">
            <text:p>6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office:value-type="float" office:value="7696.92" calcext:value-type="float">
            <text:p>7696.92</text:p>
          </table:table-cell>
          <table:table-cell office:value-type="float" office:value="602" calcext:value-type="float">
            <text:p>602</text:p>
          </table:table-cell>
          <table:table-cell office:value-type="float" office:value="29.72" calcext:value-type="float">
            <text:p>29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office:value-type="float" office:value="18681.64" calcext:value-type="float">
            <text:p>18681.64</text:p>
          </table:table-cell>
          <table:table-cell office:value-type="float" office:value="1352" calcext:value-type="float">
            <text:p>1352</text:p>
          </table:table-cell>
          <table:table-cell office:value-type="float" office:value="32.42" calcext:value-type="float">
            <text:p>3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office:value-type="float" office:value="35227.64" calcext:value-type="float">
            <text:p>35227.64</text:p>
          </table:table-cell>
          <table:table-cell office:value-type="float" office:value="2602" calcext:value-type="float">
            <text:p>2602</text:p>
          </table:table-cell>
          <table:table-cell office:value-type="float" office:value="34.66" calcext:value-type="float">
            <text:p>3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office:value-type="float" office:value="70755.62" calcext:value-type="float">
            <text:p>70755.62</text:p>
          </table:table-cell>
          <table:table-cell office:value-type="float" office:value="5102" calcext:value-type="float">
            <text:p>5102</text:p>
          </table:table-cell>
          <table:table-cell office:value-type="float" office:value="36.02" calcext:value-type="float">
            <text:p>36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office:value-type="float" office:value="351052.28" calcext:value-type="float">
            <text:p>351052.28</text:p>
          </table:table-cell>
          <table:table-cell office:value-type="float" office:value="25102" calcext:value-type="float">
            <text:p>25102</text:p>
          </table:table-cell>
          <table:table-cell office:value-type="float" office:value="40.7" calcext:value-type="float">
            <text:p>40.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office:value-type="float" office:value="1295.28" calcext:value-type="float">
            <text:p>1295.28</text:p>
          </table:table-cell>
          <table:table-cell office:value-type="float" office:value="602" calcext:value-type="float">
            <text:p>602</text:p>
          </table:table-cell>
          <table:table-cell office:value-type="float" office:value="52.86" calcext:value-type="float">
            <text:p>52.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office:value-type="float" office:value="1153.24" calcext:value-type="float">
            <text:p>1153.24</text:p>
          </table:table-cell>
          <table:table-cell office:value-type="float" office:value="1352" calcext:value-type="float">
            <text:p>1352</text:p>
          </table:table-cell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office:value-type="float" office:value="2132.5" calcext:value-type="float">
            <text:p>2132.5</text:p>
          </table:table-cell>
          <table:table-cell office:value-type="float" office:value="2602" calcext:value-type="float">
            <text:p>2602</text:p>
          </table:table-cell>
          <table:table-cell office:value-type="float" office:value="58.48" calcext:value-type="float">
            <text:p>58.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office:value-type="float" office:value="4786.62" calcext:value-type="float">
            <text:p>4786.62</text:p>
          </table:table-cell>
          <table:table-cell office:value-type="float" office:value="5102" calcext:value-type="float">
            <text:p>5102</text:p>
          </table:table-cell>
          <table:table-cell office:value-type="float" office:value="61.54" calcext:value-type="float">
            <text:p>61.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ipFlop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office:value-type="float" office:value="19236.62" calcext:value-type="float">
            <text:p>19236.62</text:p>
          </table:table-cell>
          <table:table-cell office:value-type="float" office:value="25102" calcext:value-type="float">
            <text:p>25102</text:p>
          </table:table-cell>
          <table:table-cell office:value-type="float" office:value="66.78" calcext:value-type="float">
            <text:p>66.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office:value-type="float" office:value="4923.9" calcext:value-type="float">
            <text:p>4923.9</text:p>
          </table:table-cell>
          <table:table-cell office:value-type="float" office:value="602" calcext:value-type="float">
            <text:p>602</text:p>
          </table:table-cell>
          <table:table-cell office:value-type="float" office:value="753.503877587399" calcext:value-type="float">
            <text:p>753.5038775874</text:p>
          </table:table-cell>
          <table:table-cell office:value-type="float" office:value="983.879104376625" calcext:value-type="float">
            <text:p>983.8791043766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office:value-type="float" office:value="1988.1" calcext:value-type="float">
            <text:p>1988.1</text:p>
          </table:table-cell>
          <table:table-cell office:value-type="float" office:value="1352" calcext:value-type="float">
            <text:p>1352</text:p>
          </table:table-cell>
          <table:table-cell office:value-type="float" office:value="786.564010592202" calcext:value-type="float">
            <text:p>786.5640105922</text:p>
          </table:table-cell>
          <table:table-cell office:value-type="float" office:value="983.966845045907" calcext:value-type="float">
            <text:p>983.9668450459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office:value-type="float" office:value="1532.1" calcext:value-type="float">
            <text:p>1532.1</text:p>
          </table:table-cell>
          <table:table-cell office:value-type="float" office:value="2602" calcext:value-type="float">
            <text:p>2602</text:p>
          </table:table-cell>
          <table:table-cell office:value-type="float" office:value="933.751009930093" calcext:value-type="float">
            <text:p>933.7510099301</text:p>
          </table:table-cell>
          <table:table-cell office:value-type="float" office:value="1000.45360396682" calcext:value-type="float">
            <text:p>1000.4536039668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office:value-type="float" office:value="3954.5" calcext:value-type="float">
            <text:p>3954.5</text:p>
          </table:table-cell>
          <table:table-cell office:value-type="float" office:value="5102" calcext:value-type="float">
            <text:p>5102</text:p>
          </table:table-cell>
          <table:table-cell office:value-type="float" office:value="972.115597910451" calcext:value-type="float">
            <text:p>972.1155979105</text:p>
          </table:table-cell>
          <table:table-cell office:value-type="float" office:value="958.085348074197" calcext:value-type="float">
            <text:p>958.0853480742</text:p>
          </table:table-cell>
          <table:table-cell table:style-name="ce4"/>
        </table:table-row>
        <table:table-row table:style-name="ro1" table:visibility="filter">
          <table:table-cell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office:value-type="float" office:value="17575.5" calcext:value-type="float">
            <text:p>17575.5</text:p>
          </table:table-cell>
          <table:table-cell office:value-type="float" office:value="25102" calcext:value-type="float">
            <text:p>25102</text:p>
          </table:table-cell>
          <table:table-cell office:value-type="float" office:value="970.748717116092" calcext:value-type="float">
            <text:p>970.7487171161</text:p>
          </table:table-cell>
          <table:table-cell office:value-type="float" office:value="991.90671313553" calcext:value-type="float">
            <text:p>991.9067131355</text:p>
          </table:table-cell>
          <table:table-cell table:style-name="ce4"/>
        </table:table-row>
      </table:table>
      <table:table table:name="FixedSubsetData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9" table:number-columns-repeated="2" table:default-cell-style-name="ce4"/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TimeMillis</text:p>
          </table:table-cell>
          <table:table-cell office:value-type="string" calcext:value-type="string">
            <text:p>EvalCount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TrainAcc</text:p>
          </table:table-cell>
          <table:table-cell office:value-type="string" calcext:value-type="string">
            <text:p>TestAcc</text:p>
          </table:table-cell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0</text:p>
          </table:table-cell>
          <table:table-cell office:value-type="float" office:value="13078" calcext:value-type="float">
            <text:p>13078</text:p>
          </table:table-cell>
          <table:table-cell office:value-type="float" office:value="102" calcext:value-type="float">
            <text:p>102</text:p>
          </table:table-cell>
          <table:table-cell office:value-type="float" office:value="18.5" calcext:value-type="float">
            <text:p>18.5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</text:p>
          </table:table-cell>
          <table:table-cell office:value-type="float" office:value="21646" calcext:value-type="float">
            <text:p>21646</text:p>
          </table:table-cell>
          <table:table-cell office:value-type="float" office:value="602" calcext:value-type="float">
            <text:p>60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</text:p>
          </table:table-cell>
          <table:table-cell office:value-type="float" office:value="25855.1" calcext:value-type="float">
            <text:p>25855.1</text:p>
          </table:table-cell>
          <table:table-cell office:value-type="float" office:value="1102" calcext:value-type="float">
            <text:p>1102</text:p>
          </table:table-cell>
          <table:table-cell office:value-type="float" office:value="24.5" calcext:value-type="float">
            <text:p>24.5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25</text:p>
          </table:table-cell>
          <table:table-cell office:value-type="float" office:value="36687.4" calcext:value-type="float">
            <text:p>36687.4</text:p>
          </table:table-cell>
          <table:table-cell office:value-type="float" office:value="2602" calcext:value-type="float">
            <text:p>2602</text:p>
          </table:table-cell>
          <table:table-cell office:value-type="float" office:value="26.8" calcext:value-type="float">
            <text:p>26.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0</text:p>
          </table:table-cell>
          <table:table-cell office:value-type="float" office:value="74375.4" calcext:value-type="float">
            <text:p>74375.4</text:p>
          </table:table-cell>
          <table:table-cell office:value-type="float" office:value="5102" calcext:value-type="float">
            <text:p>5102</text:p>
          </table:table-cell>
          <table:table-cell office:value-type="float" office:value="26.6" calcext:value-type="float">
            <text:p>26.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0</text:p>
          </table:table-cell>
          <table:table-cell office:value-type="float" office:value="150285.2" calcext:value-type="float">
            <text:p>150285.2</text:p>
          </table:table-cell>
          <table:table-cell office:value-type="float" office:value="10102" calcext:value-type="float">
            <text:p>10102</text:p>
          </table:table-cell>
          <table:table-cell office:value-type="float" office:value="27.5" calcext:value-type="float">
            <text:p>27.5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1417.7" calcext:value-type="float">
            <text:p>1417.7</text:p>
          </table:table-cell>
          <table:table-cell office:value-type="float" office:value="12.4" calcext:value-type="float">
            <text:p>12.4</text:p>
          </table:table-cell>
          <table:table-cell office:value-type="float" office:value="21.7" calcext:value-type="float">
            <text:p>21.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office:value-type="float" office:value="1979.48" calcext:value-type="float">
            <text:p>1979.48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4" calcext:value-type="float">
            <text:p>30.04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office:value-type="float" office:value="2900.22" calcext:value-type="float">
            <text:p>2900.22</text:p>
          </table:table-cell>
          <table:table-cell office:value-type="float" office:value="93.08" calcext:value-type="float">
            <text:p>93.08</text:p>
          </table:table-cell>
          <table:table-cell office:value-type="float" office:value="32.7" calcext:value-type="float">
            <text:p>32.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office:value-type="float" office:value="3367.62" calcext:value-type="float">
            <text:p>3367.62</text:p>
          </table:table-cell>
          <table:table-cell office:value-type="float" office:value="180.9" calcext:value-type="float">
            <text:p>180.9</text:p>
          </table:table-cell>
          <table:table-cell office:value-type="float" office:value="38.26" calcext:value-type="float">
            <text:p>38.2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office:value-type="float" office:value="4170.4" calcext:value-type="float">
            <text:p>4170.4</text:p>
          </table:table-cell>
          <table:table-cell office:value-type="float" office:value="308.6" calcext:value-type="float">
            <text:p>308.6</text:p>
          </table:table-cell>
          <table:table-cell office:value-type="float" office:value="39.64" calcext:value-type="float">
            <text:p>39.64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office:value-type="float" office:value="7694.46" calcext:value-type="float">
            <text:p>7694.46</text:p>
          </table:table-cell>
          <table:table-cell office:value-type="float" office:value="563.3" calcext:value-type="float">
            <text:p>563.3</text:p>
          </table:table-cell>
          <table:table-cell office:value-type="float" office:value="40.2" calcext:value-type="float">
            <text:p>40.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0,numPlateauChecks=5</text:p>
          </table:table-cell>
          <table:table-cell office:value-type="float" office:value="34968.06" calcext:value-type="float">
            <text:p>34968.06</text:p>
          </table:table-cell>
          <table:table-cell office:value-type="float" office:value="2559.6" calcext:value-type="float">
            <text:p>2559.6</text:p>
          </table:table-cell>
          <table:table-cell office:value-type="float" office:value="40.14" calcext:value-type="float">
            <text:p>40.14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</text:p>
          </table:table-cell>
          <table:table-cell office:value-type="float" office:value="76458.42" calcext:value-type="float">
            <text:p>76458.42</text:p>
          </table:table-cell>
          <table:table-cell office:value-type="float" office:value="1101" calcext:value-type="float">
            <text:p>1101</text:p>
          </table:table-cell>
          <table:table-cell office:value-type="float" office:value="38.82" calcext:value-type="float">
            <text:p>38.8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25</text:p>
          </table:table-cell>
          <table:table-cell office:value-type="float" office:value="188338.38" calcext:value-type="float">
            <text:p>188338.38</text:p>
          </table:table-cell>
          <table:table-cell office:value-type="float" office:value="2601" calcext:value-type="float">
            <text:p>2601</text:p>
          </table:table-cell>
          <table:table-cell office:value-type="float" office:value="39.16" calcext:value-type="float">
            <text:p>39.1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</text:p>
          </table:table-cell>
          <table:table-cell office:value-type="float" office:value="387717.28" calcext:value-type="float">
            <text:p>387717.28</text:p>
          </table:table-cell>
          <table:table-cell office:value-type="float" office:value="5101" calcext:value-type="float">
            <text:p>5101</text:p>
          </table:table-cell>
          <table:table-cell office:value-type="float" office:value="40.6" calcext:value-type="float">
            <text:p>40.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0</text:p>
          </table:table-cell>
          <table:table-cell office:value-type="float" office:value="657853" calcext:value-type="float">
            <text:p>657853</text:p>
          </table:table-cell>
          <table:table-cell office:value-type="float" office:value="10101" calcext:value-type="float">
            <text:p>10101</text:p>
          </table:table-cell>
          <table:table-cell office:value-type="float" office:value="39.64" calcext:value-type="float">
            <text:p>39.64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0</text:p>
          </table:table-cell>
          <table:table-cell office:value-type="float" office:value="3105857.4" calcext:value-type="float">
            <text:p>3105857.4</text:p>
          </table:table-cell>
          <table:table-cell office:value-type="float" office:value="50101" calcext:value-type="float">
            <text:p>50101</text:p>
          </table:table-cell>
          <table:table-cell office:value-type="float" office:value="39.34" calcext:value-type="float">
            <text:p>39.34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office:value-type="float" office:value="7696.92" calcext:value-type="float">
            <text:p>7696.92</text:p>
          </table:table-cell>
          <table:table-cell office:value-type="float" office:value="602" calcext:value-type="float">
            <text:p>602</text:p>
          </table:table-cell>
          <table:table-cell office:value-type="float" office:value="29.72" calcext:value-type="float">
            <text:p>29.7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office:value-type="float" office:value="18681.64" calcext:value-type="float">
            <text:p>18681.64</text:p>
          </table:table-cell>
          <table:table-cell office:value-type="float" office:value="1352" calcext:value-type="float">
            <text:p>1352</text:p>
          </table:table-cell>
          <table:table-cell office:value-type="float" office:value="32.42" calcext:value-type="float">
            <text:p>32.4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office:value-type="float" office:value="35227.64" calcext:value-type="float">
            <text:p>35227.64</text:p>
          </table:table-cell>
          <table:table-cell office:value-type="float" office:value="2602" calcext:value-type="float">
            <text:p>2602</text:p>
          </table:table-cell>
          <table:table-cell office:value-type="float" office:value="34.66" calcext:value-type="float">
            <text:p>34.6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office:value-type="float" office:value="70755.62" calcext:value-type="float">
            <text:p>70755.62</text:p>
          </table:table-cell>
          <table:table-cell office:value-type="float" office:value="5102" calcext:value-type="float">
            <text:p>5102</text:p>
          </table:table-cell>
          <table:table-cell office:value-type="float" office:value="36.02" calcext:value-type="float">
            <text:p>36.0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xedSubset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office:value-type="float" office:value="351052.28" calcext:value-type="float">
            <text:p>351052.28</text:p>
          </table:table-cell>
          <table:table-cell office:value-type="float" office:value="25102" calcext:value-type="float">
            <text:p>25102</text:p>
          </table:table-cell>
          <table:table-cell office:value-type="float" office:value="40.7" calcext:value-type="float">
            <text:p>40.7</text:p>
          </table:table-cell>
          <table:table-cell table:style-name="Default" table:number-columns-repeated="2"/>
        </table:table-row>
        <table:table-row table:style-name="ro1" table:number-rows-repeated="44">
          <table:table-cell table:style-name="ce1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23">
          <table:table-cell table:style-name="ce1"/>
          <table:table-cell table:number-columns-repeated="7"/>
        </table:table-row>
        <table:table-row table:style-name="ro1" table:number-rows-repeated="10484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ixedSubset" table:style-name="ta1">
        <table:shapes>
          <draw:frame draw:z-index="0" draw:style-name="gr1" draw:text-style-name="P1" svg:width="6in" svg:height="4in" svg:x="0in" svg:y="0in">
            <draw:object draw:notify-on-update-of-ranges="FixedSubsetData.E69:FixedSubsetData.E74 FixedSubsetData.B69:FixedSubsetData.B69 FixedSubsetData.H69:FixedSubsetData.H74 FixedSubsetData.E75:FixedSubsetData.E78 FixedSubsetData.B75:FixedSubsetData.B75 FixedSubsetData.H75:FixedSubsetData.H78 FixedSubsetData.E79:FixedSubsetData.E81 FixedSubsetData.B79:FixedSubsetData.B79 FixedSubsetData.H79:FixedSubsetData.H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in" svg:height="4in" svg:x="0in" svg:y="0in">
            <draw:object draw:notify-on-update-of-ranges="FixedSubsetData.E8:FixedSubsetData.E14 FixedSubsetData.B8:FixedSubsetData.B8 FixedSubsetData.F8:FixedSubsetData.F14 FixedSubsetData.E2:FixedSubsetData.E7 FixedSubsetData.B2:FixedSubsetData.B2 FixedSubsetData.F2:FixedSubsetData.F7 FixedSubsetData.E20:FixedSubsetData.E24 FixedSubsetData.B20:FixedSubsetData.B20 FixedSubsetData.F20:FixedSubsetData.F24 FixedSubsetData.B15:FixedSubsetData.B15 FixedSubsetData.F15:FixedSubsetData.F19 FixedSubsetData.E15:FixedSubsetData.E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table table:name="KnapsackData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9" table:number-columns-repeated="2" table:default-cell-style-name="ce4"/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TimeMillis</text:p>
          </table:table-cell>
          <table:table-cell office:value-type="string" calcext:value-type="string">
            <text:p>EvalCount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TrainAcc</text:p>
          </table:table-cell>
          <table:table-cell office:value-type="string" calcext:value-type="string">
            <text:p>TestAcc</text:p>
          </table:table-cell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0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569.144527446101" calcext:value-type="float">
            <text:p>569.1445274461</text:p>
          </table:table-cell>
          <table:table-cell table:style-name="Default" office:value-type="float" office:value="933.068131465794" calcext:value-type="float">
            <text:p>933.0681314658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</text:p>
          </table:table-cell>
          <table:table-cell office:value-type="float" office:value="492.4" calcext:value-type="float">
            <text:p>492.4</text:p>
          </table:table-cell>
          <table:table-cell office:value-type="float" office:value="602" calcext:value-type="float">
            <text:p>602</text:p>
          </table:table-cell>
          <table:table-cell office:value-type="float" office:value="679.865485750838" calcext:value-type="float">
            <text:p>679.8654857508</text:p>
          </table:table-cell>
          <table:table-cell table:style-name="Default" office:value-type="float" office:value="976.847529972875" calcext:value-type="float">
            <text:p>976.8475299729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</text:p>
          </table:table-cell>
          <table:table-cell office:value-type="float" office:value="777.8" calcext:value-type="float">
            <text:p>777.8</text:p>
          </table:table-cell>
          <table:table-cell office:value-type="float" office:value="1102" calcext:value-type="float">
            <text:p>1102</text:p>
          </table:table-cell>
          <table:table-cell office:value-type="float" office:value="705.457052631719" calcext:value-type="float">
            <text:p>705.4570526317</text:p>
          </table:table-cell>
          <table:table-cell table:style-name="Default" office:value-type="float" office:value="1010.49109613395" calcext:value-type="float">
            <text:p>1010.49109613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25</text:p>
          </table:table-cell>
          <table:table-cell office:value-type="float" office:value="1806.2" calcext:value-type="float">
            <text:p>1806.2</text:p>
          </table:table-cell>
          <table:table-cell office:value-type="float" office:value="2602" calcext:value-type="float">
            <text:p>2602</text:p>
          </table:table-cell>
          <table:table-cell office:value-type="float" office:value="762.153960655747" calcext:value-type="float">
            <text:p>762.1539606557</text:p>
          </table:table-cell>
          <table:table-cell table:style-name="Default" office:value-type="float" office:value="989.297746052391" calcext:value-type="float">
            <text:p>989.297746052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50</text:p>
          </table:table-cell>
          <table:table-cell office:value-type="float" office:value="1396.5" calcext:value-type="float">
            <text:p>1396.5</text:p>
          </table:table-cell>
          <table:table-cell office:value-type="float" office:value="5102" calcext:value-type="float">
            <text:p>5102</text:p>
          </table:table-cell>
          <table:table-cell office:value-type="float" office:value="782.154799539397" calcext:value-type="float">
            <text:p>782.1547995394</text:p>
          </table:table-cell>
          <table:table-cell table:style-name="Default" office:value-type="float" office:value="1034.38933673426" calcext:value-type="float">
            <text:p>1034.389336734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5.000000e+02,n=100,numRestarts=100</text:p>
          </table:table-cell>
          <table:table-cell office:value-type="float" office:value="2434.4" calcext:value-type="float">
            <text:p>2434.4</text:p>
          </table:table-cell>
          <table:table-cell office:value-type="float" office:value="10102" calcext:value-type="float">
            <text:p>10102</text:p>
          </table:table-cell>
          <table:table-cell office:value-type="float" office:value="793.143908521047" calcext:value-type="float">
            <text:p>793.143908521</text:p>
          </table:table-cell>
          <table:table-cell table:style-name="Default" office:value-type="float" office:value="958.382800472301" calcext:value-type="float">
            <text:p>958.382800472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137.8" calcext:value-type="float">
            <text:p>137.8</text:p>
          </table:table-cell>
          <table:table-cell office:value-type="float" office:value="8.7" calcext:value-type="float">
            <text:p>8.7</text:p>
          </table:table-cell>
          <table:table-cell office:value-type="float" office:value="540.914763971702" calcext:value-type="float">
            <text:p>540.9147639717</text:p>
          </table:table-cell>
          <table:table-cell table:style-name="Default" office:value-type="float" office:value="606.375985976341" calcext:value-type="float">
            <text:p>606.375985976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office:value-type="float" office:value="535.6" calcext:value-type="float">
            <text:p>535.6</text:p>
          </table:table-cell>
          <table:table-cell office:value-type="float" office:value="54.1" calcext:value-type="float">
            <text:p>54.1</text:p>
          </table:table-cell>
          <table:table-cell office:value-type="float" office:value="748.246643413783" calcext:value-type="float">
            <text:p>748.2466434138</text:p>
          </table:table-cell>
          <table:table-cell table:style-name="Default" office:value-type="float" office:value="779.816660057356" calcext:value-type="float">
            <text:p>779.816660057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office:value-type="float" office:value="220.2" calcext:value-type="float">
            <text:p>220.2</text:p>
          </table:table-cell>
          <table:table-cell office:value-type="float" office:value="90.3" calcext:value-type="float">
            <text:p>90.3</text:p>
          </table:table-cell>
          <table:table-cell office:value-type="float" office:value="825.410886374465" calcext:value-type="float">
            <text:p>825.4108863745</text:p>
          </table:table-cell>
          <table:table-cell table:style-name="Default" office:value-type="float" office:value="809.213340396334" calcext:value-type="float">
            <text:p>809.213340396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office:value-type="float" office:value="364.9" calcext:value-type="float">
            <text:p>364.9</text:p>
          </table:table-cell>
          <table:table-cell office:value-type="float" office:value="181.2" calcext:value-type="float">
            <text:p>181.2</text:p>
          </table:table-cell>
          <table:table-cell office:value-type="float" office:value="931.268874423332" calcext:value-type="float">
            <text:p>931.2688744233</text:p>
          </table:table-cell>
          <table:table-cell table:style-name="Default" office:value-type="float" office:value="798.555485211865" calcext:value-type="float">
            <text:p>798.5554852119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office:value-type="float" office:value="644" calcext:value-type="float">
            <text:p>644</text:p>
          </table:table-cell>
          <table:table-cell office:value-type="float" office:value="308.1" calcext:value-type="float">
            <text:p>308.1</text:p>
          </table:table-cell>
          <table:table-cell office:value-type="float" office:value="1018.5907713845" calcext:value-type="float">
            <text:p>1018.5907713845</text:p>
          </table:table-cell>
          <table:table-cell table:style-name="Default" office:value-type="float" office:value="836.820349392905" calcext:value-type="float">
            <text:p>836.8203493929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office:value-type="float" office:value="805" calcext:value-type="float">
            <text:p>805</text:p>
          </table:table-cell>
          <table:table-cell office:value-type="float" office:value="563.1" calcext:value-type="float">
            <text:p>563.1</text:p>
          </table:table-cell>
          <table:table-cell office:value-type="float" office:value="956.061601704047" calcext:value-type="float">
            <text:p>956.061601704</text:p>
          </table:table-cell>
          <table:table-cell table:style-name="Default" office:value-type="float" office:value="822.389921085003" calcext:value-type="float">
            <text:p>822.389921085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0,numPlateauChecks=5</text:p>
          </table:table-cell>
          <table:table-cell office:value-type="float" office:value="1812.9" calcext:value-type="float">
            <text:p>1812.9</text:p>
          </table:table-cell>
          <table:table-cell office:value-type="float" office:value="2557.1" calcext:value-type="float">
            <text:p>2557.1</text:p>
          </table:table-cell>
          <table:table-cell office:value-type="float" office:value="987.289587267949" calcext:value-type="float">
            <text:p>987.289587268</text:p>
          </table:table-cell>
          <table:table-cell table:style-name="Default" office:value-type="float" office:value="614.330050480815" calcext:value-type="float">
            <text:p>614.3300504808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</text:p>
          </table:table-cell>
          <table:table-cell office:value-type="float" office:value="51595.4" calcext:value-type="float">
            <text:p>51595.4</text:p>
          </table:table-cell>
          <table:table-cell office:value-type="float" office:value="1101" calcext:value-type="float">
            <text:p>1101</text:p>
          </table:table-cell>
          <table:table-cell office:value-type="float" office:value="995.703000476424" calcext:value-type="float">
            <text:p>995.7030004764</text:p>
          </table:table-cell>
          <table:table-cell table:style-name="Default" office:value-type="float" office:value="779.559345030824" calcext:value-type="float">
            <text:p>779.5593450308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25</text:p>
          </table:table-cell>
          <table:table-cell office:value-type="float" office:value="45643.1" calcext:value-type="float">
            <text:p>45643.1</text:p>
          </table:table-cell>
          <table:table-cell office:value-type="float" office:value="2601" calcext:value-type="float">
            <text:p>2601</text:p>
          </table:table-cell>
          <table:table-cell office:value-type="float" office:value="1021.0845387064" calcext:value-type="float">
            <text:p>1021.0845387064</text:p>
          </table:table-cell>
          <table:table-cell table:style-name="Default" office:value-type="float" office:value="895.847951360159" calcext:value-type="float">
            <text:p>895.8479513602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</text:p>
          </table:table-cell>
          <table:table-cell office:value-type="float" office:value="75365.4" calcext:value-type="float">
            <text:p>75365.4</text:p>
          </table:table-cell>
          <table:table-cell office:value-type="float" office:value="5101" calcext:value-type="float">
            <text:p>5101</text:p>
          </table:table-cell>
          <table:table-cell office:value-type="float" office:value="1000.85939979134" calcext:value-type="float">
            <text:p>1000.8593997913</text:p>
          </table:table-cell>
          <table:table-cell table:style-name="Default" office:value-type="float" office:value="869.036003151351" calcext:value-type="float">
            <text:p>869.036003151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0</text:p>
          </table:table-cell>
          <table:table-cell office:value-type="float" office:value="135099.3" calcext:value-type="float">
            <text:p>135099.3</text:p>
          </table:table-cell>
          <table:table-cell office:value-type="float" office:value="10101" calcext:value-type="float">
            <text:p>10101</text:p>
          </table:table-cell>
          <table:table-cell office:value-type="float" office:value="959.330659086237" calcext:value-type="float">
            <text:p>959.3306590862</text:p>
          </table:table-cell>
          <table:table-cell table:style-name="Default" office:value-type="float" office:value="917.453141164018" calcext:value-type="float">
            <text:p>917.45314116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0</text:p>
          </table:table-cell>
          <table:table-cell office:value-type="float" office:value="690560.1" calcext:value-type="float">
            <text:p>690560.1</text:p>
          </table:table-cell>
          <table:table-cell office:value-type="float" office:value="50101" calcext:value-type="float">
            <text:p>50101</text:p>
          </table:table-cell>
          <table:table-cell office:value-type="float" office:value="1032.27552976143" calcext:value-type="float">
            <text:p>1032.2755297614</text:p>
          </table:table-cell>
          <table:table-cell table:style-name="Default" office:value-type="float" office:value="1014.21050201136" calcext:value-type="float">
            <text:p>1014.210502011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office:value-type="float" office:value="4923.9" calcext:value-type="float">
            <text:p>4923.9</text:p>
          </table:table-cell>
          <table:table-cell office:value-type="float" office:value="602" calcext:value-type="float">
            <text:p>602</text:p>
          </table:table-cell>
          <table:table-cell office:value-type="float" office:value="753.503877587399" calcext:value-type="float">
            <text:p>753.5038775874</text:p>
          </table:table-cell>
          <table:table-cell table:style-name="Default" office:value-type="float" office:value="983.879104376625" calcext:value-type="float">
            <text:p>983.8791043766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office:value-type="float" office:value="1988.1" calcext:value-type="float">
            <text:p>1988.1</text:p>
          </table:table-cell>
          <table:table-cell office:value-type="float" office:value="1352" calcext:value-type="float">
            <text:p>1352</text:p>
          </table:table-cell>
          <table:table-cell office:value-type="float" office:value="786.564010592202" calcext:value-type="float">
            <text:p>786.5640105922</text:p>
          </table:table-cell>
          <table:table-cell table:style-name="Default" office:value-type="float" office:value="983.966845045907" calcext:value-type="float">
            <text:p>983.9668450459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office:value-type="float" office:value="1532.1" calcext:value-type="float">
            <text:p>1532.1</text:p>
          </table:table-cell>
          <table:table-cell office:value-type="float" office:value="2602" calcext:value-type="float">
            <text:p>2602</text:p>
          </table:table-cell>
          <table:table-cell office:value-type="float" office:value="933.751009930093" calcext:value-type="float">
            <text:p>933.7510099301</text:p>
          </table:table-cell>
          <table:table-cell table:style-name="Default" office:value-type="float" office:value="1000.45360396682" calcext:value-type="float">
            <text:p>1000.4536039668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office:value-type="float" office:value="3954.5" calcext:value-type="float">
            <text:p>3954.5</text:p>
          </table:table-cell>
          <table:table-cell office:value-type="float" office:value="5102" calcext:value-type="float">
            <text:p>5102</text:p>
          </table:table-cell>
          <table:table-cell office:value-type="float" office:value="972.115597910451" calcext:value-type="float">
            <text:p>972.1155979105</text:p>
          </table:table-cell>
          <table:table-cell table:style-name="Default" office:value-type="float" office:value="958.085348074197" calcext:value-type="float">
            <text:p>958.0853480742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napsack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office:value-type="float" office:value="17575.5" calcext:value-type="float">
            <text:p>17575.5</text:p>
          </table:table-cell>
          <table:table-cell office:value-type="float" office:value="25102" calcext:value-type="float">
            <text:p>25102</text:p>
          </table:table-cell>
          <table:table-cell office:value-type="float" office:value="970.748717116092" calcext:value-type="float">
            <text:p>970.7487171161</text:p>
          </table:table-cell>
          <table:table-cell table:style-name="Default" office:value-type="float" office:value="991.90671313553" calcext:value-type="float">
            <text:p>991.9067131355</text:p>
          </table:table-cell>
          <table:table-cell table:style-name="Default"/>
        </table:table-row>
        <table:table-row table:style-name="ro1" table:number-rows-repeated="43">
          <table:table-cell table:style-name="ce1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23">
          <table:table-cell table:style-name="ce1"/>
          <table:table-cell table:number-columns-repeated="7"/>
        </table:table-row>
        <table:table-row table:style-name="ro1" table:number-rows-repeated="10484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napsack" table:style-name="ta1">
        <table:shapes>
          <draw:frame draw:z-index="0" draw:style-name="gr1" draw:text-style-name="P1" svg:width="6in" svg:height="4in" svg:x="0in" svg:y="0in">
            <draw:object draw:notify-on-update-of-ranges="FixedSubsetData.E69:FixedSubsetData.E74 FixedSubsetData.B69:FixedSubsetData.B69 FixedSubsetData.H69:FixedSubsetData.H74 FixedSubsetData.E75:FixedSubsetData.E78 FixedSubsetData.B75:FixedSubsetData.B75 FixedSubsetData.H75:FixedSubsetData.H78 FixedSubsetData.E79:FixedSubsetData.E81 FixedSubsetData.B79:FixedSubsetData.B79 FixedSubsetData.H79:FixedSubsetData.H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in" svg:height="4in" svg:x="0.0433in" svg:y="0.0421in">
            <draw:object draw:notify-on-update-of-ranges="KnapsackData.E8:KnapsackData.E14 KnapsackData.B8:KnapsackData.B8 KnapsackData.F8:KnapsackData.F14 KnapsackData.E2:KnapsackData.E7 KnapsackData.B2:KnapsackData.B2 KnapsackData.F2:KnapsackData.F7 KnapsackData.E20:KnapsackData.E24 KnapsackData.B20:KnapsackData.B20 KnapsackData.F20:KnapsackData.F24 KnapsackData.E15:KnapsackData.E19 KnapsackData.B15:KnapsackData.B15 KnapsackData.F15:KnapsackData.F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table table:name="FourPeaksData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9" table:number-columns-repeated="2" table:default-cell-style-name="ce4"/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TimeMillis</text:p>
          </table:table-cell>
          <table:table-cell office:value-type="string" calcext:value-type="string">
            <text:p>EvalCount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TrainAcc</text:p>
          </table:table-cell>
          <table:table-cell office:value-type="string" calcext:value-type="string">
            <text:p>TestAcc</text:p>
          </table:table-cell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0</text:p>
          </table:table-cell>
          <table:table-cell office:value-type="float" office:value="66.3" calcext:value-type="float">
            <text:p>66.3</text:p>
          </table:table-cell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.5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5</text:p>
          </table:table-cell>
          <table:table-cell office:value-type="float" office:value="401.2" calcext:value-type="float">
            <text:p>401.2</text:p>
          </table:table-cell>
          <table:table-cell office:value-type="float" office:value="602" calcext:value-type="float">
            <text:p>602</text:p>
          </table:table-cell>
          <table:table-cell office:value-type="float" office:value="7.9" calcext:value-type="float">
            <text:p>7.9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10</text:p>
          </table:table-cell>
          <table:table-cell office:value-type="float" office:value="717.4" calcext:value-type="float">
            <text:p>717.4</text:p>
          </table:table-cell>
          <table:table-cell office:value-type="float" office:value="1102" calcext:value-type="float">
            <text:p>1102</text:p>
          </table:table-cell>
          <table:table-cell office:value-type="float" office:value="11.7" calcext:value-type="float">
            <text:p>11.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25</text:p>
          </table:table-cell>
          <table:table-cell office:value-type="float" office:value="1352.1" calcext:value-type="float">
            <text:p>1352.1</text:p>
          </table:table-cell>
          <table:table-cell office:value-type="float" office:value="2602" calcext:value-type="float">
            <text:p>2602</text:p>
          </table:table-cell>
          <table:table-cell office:value-type="float" office:value="27.2" calcext:value-type="float">
            <text:p>27.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50</text:p>
          </table:table-cell>
          <table:table-cell office:value-type="float" office:value="2304.3" calcext:value-type="float">
            <text:p>2304.3</text:p>
          </table:table-cell>
          <table:table-cell office:value-type="float" office:value="5102" calcext:value-type="float">
            <text:p>5102</text:p>
          </table:table-cell>
          <table:table-cell office:value-type="float" office:value="56.8" calcext:value-type="float">
            <text:p>56.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100</text:p>
          </table:table-cell>
          <table:table-cell office:value-type="float" office:value="3799.6" calcext:value-type="float">
            <text:p>3799.6</text:p>
          </table:table-cell>
          <table:table-cell office:value-type="float" office:value="10102" calcext:value-type="float">
            <text:p>10102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105.1" calcext:value-type="float">
            <text:p>105.1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office:value-type="float" office:value="288.8" calcext:value-type="float">
            <text:p>288.8</text:p>
          </table:table-cell>
          <table:table-cell office:value-type="float" office:value="32.3" calcext:value-type="float">
            <text:p>32.3</text:p>
          </table:table-cell>
          <table:table-cell office:value-type="float" office:value="1.9" calcext:value-type="float">
            <text:p>1.9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office:value-type="float" office:value="313.7" calcext:value-type="float">
            <text:p>313.7</text:p>
          </table:table-cell>
          <table:table-cell office:value-type="float" office:value="59.5" calcext:value-type="float">
            <text:p>59.5</text:p>
          </table:table-cell>
          <table:table-cell office:value-type="float" office:value="3.1" calcext:value-type="float">
            <text:p>3.1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office:value-type="float" office:value="592" calcext:value-type="float">
            <text:p>592</text:p>
          </table:table-cell>
          <table:table-cell office:value-type="float" office:value="134.5" calcext:value-type="float">
            <text:p>134.5</text:p>
          </table:table-cell>
          <table:table-cell office:value-type="float" office:value="3.9" calcext:value-type="float">
            <text:p>3.9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office:value-type="float" office:value="873.5" calcext:value-type="float">
            <text:p>873.5</text:p>
          </table:table-cell>
          <table:table-cell office:value-type="float" office:value="263.7" calcext:value-type="float">
            <text:p>263.7</text:p>
          </table:table-cell>
          <table:table-cell office:value-type="float" office:value="6.6" calcext:value-type="float">
            <text:p>6.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office:value-type="float" office:value="993" calcext:value-type="float">
            <text:p>993</text:p>
          </table:table-cell>
          <table:table-cell office:value-type="float" office:value="517.6" calcext:value-type="float">
            <text:p>517.6</text:p>
          </table:table-cell>
          <table:table-cell office:value-type="float" office:value="8.4" calcext:value-type="float">
            <text:p>8.4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0,numPlateauChecks=5</text:p>
          </table:table-cell>
          <table:table-cell office:value-type="float" office:value="3707.9" calcext:value-type="float">
            <text:p>3707.9</text:p>
          </table:table-cell>
          <table:table-cell office:value-type="float" office:value="2556.3" calcext:value-type="float">
            <text:p>2556.3</text:p>
          </table:table-cell>
          <table:table-cell office:value-type="float" office:value="34.6" calcext:value-type="float">
            <text:p>34.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20,toKeep=5,iterations=10</text:p>
          </table:table-cell>
          <table:table-cell office:value-type="float" office:value="56312.2" calcext:value-type="float">
            <text:p>56312.2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20,toKeep=5,iterations=25</text:p>
          </table:table-cell>
          <table:table-cell office:value-type="float" office:value="48394.8" calcext:value-type="float">
            <text:p>48394.8</text:p>
          </table:table-cell>
          <table:table-cell office:value-type="float" office:value="521" calcext:value-type="float">
            <text:p>521</text:p>
          </table:table-cell>
          <table:table-cell office:value-type="float" office:value="8.5" calcext:value-type="float">
            <text:p>8.5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20,toKeep=5,iterations=50</text:p>
          </table:table-cell>
          <table:table-cell office:value-type="float" office:value="84862.6" calcext:value-type="float">
            <text:p>84862.6</text:p>
          </table:table-cell>
          <table:table-cell office:value-type="float" office:value="1021" calcext:value-type="float">
            <text:p>1021</text:p>
          </table:table-cell>
          <table:table-cell office:value-type="float" office:value="9.8" calcext:value-type="float">
            <text:p>9.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20,toKeep=5,iterations=100</text:p>
          </table:table-cell>
          <table:table-cell office:value-type="float" office:value="169214.3" calcext:value-type="float">
            <text:p>169214.3</text:p>
          </table:table-cell>
          <table:table-cell office:value-type="float" office:value="2021" calcext:value-type="float">
            <text:p>2021</text:p>
          </table:table-cell>
          <table:table-cell office:value-type="float" office:value="15.3" calcext:value-type="float">
            <text:p>15.3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20,toKeep=5,iterations=500</text:p>
          </table:table-cell>
          <table:table-cell office:value-type="float" office:value="856292.6" calcext:value-type="float">
            <text:p>856292.6</text:p>
          </table:table-cell>
          <table:table-cell office:value-type="float" office:value="10021" calcext:value-type="float">
            <text:p>10021</text:p>
          </table:table-cell>
          <table:table-cell office:value-type="float" office:value="37.7" calcext:value-type="float">
            <text:p>37.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office:value-type="float" office:value="4066.7" calcext:value-type="float">
            <text:p>4066.7</text:p>
          </table:table-cell>
          <table:table-cell office:value-type="float" office:value="602" calcext:value-type="float">
            <text:p>602</text:p>
          </table:table-cell>
          <table:table-cell office:value-type="float" office:value="10.2" calcext:value-type="float">
            <text:p>10.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office:value-type="float" office:value="2754.8" calcext:value-type="float">
            <text:p>2754.8</text:p>
          </table:table-cell>
          <table:table-cell office:value-type="float" office:value="1352" calcext:value-type="float">
            <text:p>1352</text:p>
          </table:table-cell>
          <table:table-cell office:value-type="float" office:value="10.1" calcext:value-type="float">
            <text:p>10.1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office:value-type="float" office:value="3545.2" calcext:value-type="float">
            <text:p>3545.2</text:p>
          </table:table-cell>
          <table:table-cell office:value-type="float" office:value="2602" calcext:value-type="float">
            <text:p>2602</text:p>
          </table:table-cell>
          <table:table-cell office:value-type="float" office:value="10.6" calcext:value-type="float">
            <text:p>10.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office:value-type="float" office:value="3986.3" calcext:value-type="float">
            <text:p>3986.3</text:p>
          </table:table-cell>
          <table:table-cell office:value-type="float" office:value="5102" calcext:value-type="float">
            <text:p>5102</text:p>
          </table:table-cell>
          <table:table-cell office:value-type="float" office:value="13.5" calcext:value-type="float">
            <text:p>13.5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ourPeak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office:value-type="float" office:value="19162.6" calcext:value-type="float">
            <text:p>19162.6</text:p>
          </table:table-cell>
          <table:table-cell office:value-type="float" office:value="25102" calcext:value-type="float">
            <text:p>2510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2"/>
        </table:table-row>
        <table:table-row table:style-name="ro1" table:number-rows-repeated="43">
          <table:table-cell table:style-name="ce1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23">
          <table:table-cell table:style-name="ce1"/>
          <table:table-cell table:number-columns-repeated="7"/>
        </table:table-row>
        <table:table-row table:style-name="ro1" table:number-rows-repeated="10484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urPeaks" table:style-name="ta1">
        <table:shapes>
          <draw:frame draw:z-index="0" draw:style-name="gr1" draw:text-style-name="P1" svg:width="6in" svg:height="4in" svg:x="0in" svg:y="0in">
            <draw:object draw:notify-on-update-of-ranges="FixedSubsetData.E69:FixedSubsetData.E74 FixedSubsetData.B69:FixedSubsetData.B69 FixedSubsetData.H69:FixedSubsetData.H74 FixedSubsetData.E75:FixedSubsetData.E78 FixedSubsetData.B75:FixedSubsetData.B75 FixedSubsetData.H75:FixedSubsetData.H78 FixedSubsetData.E79:FixedSubsetData.E81 FixedSubsetData.B79:FixedSubsetData.B79 FixedSubsetData.H79:FixedSubsetData.H8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in" svg:height="4in" svg:x="0.0433in" svg:y="0.0421in">
            <draw:object draw:notify-on-update-of-ranges="FourPeaksData.E8:FourPeaksData.E14 FourPeaksData.B8:FourPeaksData.B8 FourPeaksData.F8:FourPeaksData.F14 FourPeaksData.E2:FourPeaksData.E7 FourPeaksData.B2:FourPeaksData.B2 FourPeaksData.F2:FourPeaksData.F7 FourPeaksData.E20:FourPeaksData.E24 FourPeaksData.B20:FourPeaksData.B20 FourPeaksData.F20:FourPeaksData.F24 FourPeaksData.E15:FourPeaksData.E19 FourPeaksData.B15:FourPeaksData.B15 FourPeaksData.F15:FourPeaksData.F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table table:name="CountOnesData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9" table:number-columns-repeated="2" table:default-cell-style-name="ce4"/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TimeMillis</text:p>
          </table:table-cell>
          <table:table-cell office:value-type="string" calcext:value-type="string">
            <text:p>EvalCount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TrainAcc</text:p>
          </table:table-cell>
          <table:table-cell office:value-type="string" calcext:value-type="string">
            <text:p>TestAcc</text:p>
          </table:table-cell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0</text:p>
          </table:table-cell>
          <table:table-cell office:value-type="float" office:value="1255.5" calcext:value-type="float">
            <text:p>1255.5</text:p>
          </table:table-cell>
          <table:table-cell office:value-type="float" office:value="102" calcext:value-type="float">
            <text:p>102</text:p>
          </table:table-cell>
          <table:table-cell office:value-type="float" office:value="56.4" calcext:value-type="float">
            <text:p>56.4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5</text:p>
          </table:table-cell>
          <table:table-cell office:value-type="float" office:value="1638.3" calcext:value-type="float">
            <text:p>1638.3</text:p>
          </table:table-cell>
          <table:table-cell office:value-type="float" office:value="602" calcext:value-type="float">
            <text:p>602</text:p>
          </table:table-cell>
          <table:table-cell office:value-type="float" office:value="71.2" calcext:value-type="float">
            <text:p>71.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10</text:p>
          </table:table-cell>
          <table:table-cell office:value-type="float" office:value="1929.3" calcext:value-type="float">
            <text:p>1929.3</text:p>
          </table:table-cell>
          <table:table-cell office:value-type="float" office:value="1102" calcext:value-type="float">
            <text:p>1102</text:p>
          </table:table-cell>
          <table:table-cell office:value-type="float" office:value="73.8" calcext:value-type="float">
            <text:p>73.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25</text:p>
          </table:table-cell>
          <table:table-cell office:value-type="float" office:value="2977.2" calcext:value-type="float">
            <text:p>2977.2</text:p>
          </table:table-cell>
          <table:table-cell office:value-type="float" office:value="2602" calcext:value-type="float">
            <text:p>2602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50</text:p>
          </table:table-cell>
          <table:table-cell office:value-type="float" office:value="1926.6" calcext:value-type="float">
            <text:p>1926.6</text:p>
          </table:table-cell>
          <table:table-cell office:value-type="float" office:value="5102" calcext:value-type="float">
            <text:p>5102</text:p>
          </table:table-cell>
          <table:table-cell office:value-type="float" office:value="76.2" calcext:value-type="float">
            <text:p>76.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SimulatedAnnealing</text:p>
          </table:table-cell>
          <table:table-cell office:value-type="string" calcext:value-type="string">
            <text:p>t0=1.000000e+00,n=100,numRestarts=100</text:p>
          </table:table-cell>
          <table:table-cell office:value-type="float" office:value="3456.4" calcext:value-type="float">
            <text:p>3456.4</text:p>
          </table:table-cell>
          <table:table-cell office:value-type="float" office:value="10102" calcext:value-type="float">
            <text:p>10102</text:p>
          </table:table-cell>
          <table:table-cell office:value-type="float" office:value="77.7" calcext:value-type="float">
            <text:p>77.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0,numPlateauChecks=5</text:p>
          </table:table-cell>
          <table:table-cell office:value-type="float" office:value="97.48" calcext:value-type="float">
            <text:p>97.48</text:p>
          </table:table-cell>
          <table:table-cell office:value-type="float" office:value="29.58" calcext:value-type="float">
            <text:p>29.58</text:p>
          </table:table-cell>
          <table:table-cell office:value-type="float" office:value="51.28" calcext:value-type="float">
            <text:p>51.2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,numPlateauChecks=5</text:p>
          </table:table-cell>
          <table:table-cell office:value-type="float" office:value="79.58" calcext:value-type="float">
            <text:p>79.58</text:p>
          </table:table-cell>
          <table:table-cell office:value-type="float" office:value="92.58" calcext:value-type="float">
            <text:p>92.58</text:p>
          </table:table-cell>
          <table:table-cell office:value-type="float" office:value="67.2" calcext:value-type="float">
            <text:p>67.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,numPlateauChecks=5</text:p>
          </table:table-cell>
          <table:table-cell office:value-type="float" office:value="64.66" calcext:value-type="float">
            <text:p>64.66</text:p>
          </table:table-cell>
          <table:table-cell office:value-type="float" office:value="125.16" calcext:value-type="float">
            <text:p>125.16</text:p>
          </table:table-cell>
          <table:table-cell office:value-type="float" office:value="71.16" calcext:value-type="float">
            <text:p>71.1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25,numPlateauChecks=5</text:p>
          </table:table-cell>
          <table:table-cell office:value-type="float" office:value="59.28" calcext:value-type="float">
            <text:p>59.28</text:p>
          </table:table-cell>
          <table:table-cell office:value-type="float" office:value="219.92" calcext:value-type="float">
            <text:p>219.92</text:p>
          </table:table-cell>
          <table:table-cell office:value-type="float" office:value="77.16" calcext:value-type="float">
            <text:p>77.1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,numPlateauChecks=5</text:p>
          </table:table-cell>
          <table:table-cell office:value-type="float" office:value="83.58" calcext:value-type="float">
            <text:p>83.58</text:p>
          </table:table-cell>
          <table:table-cell office:value-type="float" office:value="351.88" calcext:value-type="float">
            <text:p>351.88</text:p>
          </table:table-cell>
          <table:table-cell office:value-type="float" office:value="79.42" calcext:value-type="float">
            <text:p>79.4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100,numPlateauChecks=5</text:p>
          </table:table-cell>
          <table:table-cell office:value-type="float" office:value="130.3" calcext:value-type="float">
            <text:p>130.3</text:p>
          </table:table-cell>
          <table:table-cell office:value-type="float" office:value="602.72" calcext:value-type="float">
            <text:p>602.72</text:p>
          </table:table-cell>
          <table:table-cell office:value-type="float" office:value="79.96" calcext:value-type="float">
            <text:p>79.96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RandomizedHillClimbing</text:p>
          </table:table-cell>
          <table:table-cell office:value-type="string" calcext:value-type="string">
            <text:p>restarts=500,numPlateauChecks=5</text:p>
          </table:table-cell>
          <table:table-cell office:value-type="float" office:value="1074.58" calcext:value-type="float">
            <text:p>1074.58</text:p>
          </table:table-cell>
          <table:table-cell office:value-type="float" office:value="2604.4" calcext:value-type="float">
            <text:p>2604.4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</text:p>
          </table:table-cell>
          <table:table-cell office:value-type="float" office:value="64829.14" calcext:value-type="float">
            <text:p>64829.14</text:p>
          </table:table-cell>
          <table:table-cell office:value-type="float" office:value="1101" calcext:value-type="float">
            <text:p>1101</text:p>
          </table:table-cell>
          <table:table-cell office:value-type="float" office:value="71.02" calcext:value-type="float">
            <text:p>71.0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25</text:p>
          </table:table-cell>
          <table:table-cell office:value-type="float" office:value="140099.78" calcext:value-type="float">
            <text:p>140099.78</text:p>
          </table:table-cell>
          <table:table-cell office:value-type="float" office:value="2601" calcext:value-type="float">
            <text:p>2601</text:p>
          </table:table-cell>
          <table:table-cell office:value-type="float" office:value="77.24" calcext:value-type="float">
            <text:p>77.24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</text:p>
          </table:table-cell>
          <table:table-cell office:value-type="float" office:value="259711.24" calcext:value-type="float">
            <text:p>259711.24</text:p>
          </table:table-cell>
          <table:table-cell office:value-type="float" office:value="5101" calcext:value-type="float">
            <text:p>5101</text:p>
          </table:table-cell>
          <table:table-cell office:value-type="float" office:value="77.58" calcext:value-type="float">
            <text:p>77.5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100</text:p>
          </table:table-cell>
          <table:table-cell office:value-type="float" office:value="498105.48" calcext:value-type="float">
            <text:p>498105.48</text:p>
          </table:table-cell>
          <table:table-cell office:value-type="float" office:value="10101" calcext:value-type="float">
            <text:p>10101</text:p>
          </table:table-cell>
          <table:table-cell office:value-type="float" office:value="76.9" calcext:value-type="float">
            <text:p>76.9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=100,toKeep=50,iterations=500</text:p>
          </table:table-cell>
          <table:table-cell office:value-type="float" office:value="2459984.96" calcext:value-type="float">
            <text:p>2459984.96</text:p>
          </table:table-cell>
          <table:table-cell office:value-type="float" office:value="50101" calcext:value-type="float">
            <text:p>50101</text:p>
          </table:table-cell>
          <table:table-cell office:value-type="float" office:value="77.42" calcext:value-type="float">
            <text:p>77.4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</text:p>
          </table:table-cell>
          <table:table-cell office:value-type="float" office:value="1011.22" calcext:value-type="float">
            <text:p>1011.22</text:p>
          </table:table-cell>
          <table:table-cell office:value-type="float" office:value="602" calcext:value-type="float">
            <text:p>602</text:p>
          </table:table-cell>
          <table:table-cell office:value-type="float" office:value="53.08" calcext:value-type="float">
            <text:p>53.0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25</text:p>
          </table:table-cell>
          <table:table-cell office:value-type="float" office:value="1797.72" calcext:value-type="float">
            <text:p>1797.72</text:p>
          </table:table-cell>
          <table:table-cell office:value-type="float" office:value="1352" calcext:value-type="float">
            <text:p>1352</text:p>
          </table:table-cell>
          <table:table-cell office:value-type="float" office:value="55.92" calcext:value-type="float">
            <text:p>55.92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</text:p>
          </table:table-cell>
          <table:table-cell office:value-type="float" office:value="2156.2" calcext:value-type="float">
            <text:p>2156.2</text:p>
          </table:table-cell>
          <table:table-cell office:value-type="float" office:value="2602" calcext:value-type="float">
            <text:p>2602</text:p>
          </table:table-cell>
          <table:table-cell office:value-type="float" office:value="59.38" calcext:value-type="float">
            <text:p>59.3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100</text:p>
          </table:table-cell>
          <table:table-cell office:value-type="float" office:value="3826.96" calcext:value-type="float">
            <text:p>3826.96</text:p>
          </table:table-cell>
          <table:table-cell office:value-type="float" office:value="5102" calcext:value-type="float">
            <text:p>5102</text:p>
          </table:table-cell>
          <table:table-cell office:value-type="float" office:value="62.1" calcext:value-type="float">
            <text:p>62.1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Ones</text:p>
          </table:table-cell>
          <table:table-cell office:value-type="string" calcext:value-type="string">
            <text:p>GeneticAlgorithm</text:p>
          </table:table-cell>
          <table:table-cell office:value-type="string" calcext:value-type="string">
            <text:p>N=100,toMate=50,toMutate=10,iterations=500</text:p>
          </table:table-cell>
          <table:table-cell office:value-type="float" office:value="17991.8" calcext:value-type="float">
            <text:p>17991.8</text:p>
          </table:table-cell>
          <table:table-cell office:value-type="float" office:value="25102" calcext:value-type="float">
            <text:p>25102</text:p>
          </table:table-cell>
          <table:table-cell office:value-type="float" office:value="69.84" calcext:value-type="float">
            <text:p>69.84</text:p>
          </table:table-cell>
          <table:table-cell table:style-name="Default" table:number-columns-repeated="2"/>
        </table:table-row>
        <table:table-row table:style-name="ro1" table:number-rows-repeated="43">
          <table:table-cell table:style-name="ce1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 table:style-name="ce1"/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23">
          <table:table-cell table:style-name="ce1"/>
          <table:table-cell table:number-columns-repeated="7"/>
        </table:table-row>
        <table:table-row table:style-name="ro1" table:number-rows-repeated="10484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untOnes" table:style-name="ta1">
        <table:shapes>
          <draw:frame draw:z-index="0" draw:style-name="gr1" draw:text-style-name="P1" svg:width="6in" svg:height="4in" svg:x="0in" svg:y="0in">
            <draw:object draw:notify-on-update-of-ranges="FixedSubsetData.E69:FixedSubsetData.E74 FixedSubsetData.B69:FixedSubsetData.B69 FixedSubsetData.H69:FixedSubsetData.H74 FixedSubsetData.E75:FixedSubsetData.E78 FixedSubsetData.B75:FixedSubsetData.B75 FixedSubsetData.H75:FixedSubsetData.H78 FixedSubsetData.E79:FixedSubsetData.E81 FixedSubsetData.B79:FixedSubsetData.B79 FixedSubsetData.H79:FixedSubsetData.H8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in" svg:height="4in" svg:x="0.076in" svg:y="0.0421in">
            <draw:object draw:notify-on-update-of-ranges="CountOnesData.E8:CountOnesData.E14 CountOnesData.B8:CountOnesData.B8 CountOnesData.F8:CountOnesData.F14 CountOnesData.E2:CountOnesData.E7 CountOnesData.B2:CountOnesData.B2 CountOnesData.F2:CountOnesData.F7 CountOnesData.E20:CountOnesData.E24 CountOnesData.B20:CountOnesData.B20 CountOnesData.F20:CountOnesData.F24 CountOnesData.E15:CountOnesData.E19 CountOnesData.B15:CountOnesData.B15 CountOnesData.F15:CountOnesData.F1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Data-all'.A1:'Data-all'.H109" table:display-filter-buttons="true">
          <table:filter>
            <table:filter-and>
              <table:filter-condition table:field-number="0" table:value="FixedSubset" table:operator="="/>
            </table:filter-and>
          </table:filter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FixedSubsetData.A1:FixedSubsetData.H111" table:orientation="column"/>
        <table:database-range table:name="__Anonymous_Sheet_DB__3" table:target-range-address="KnapsackData.A1:KnapsackData.H110" table:orientation="column"/>
        <table:database-range table:name="__Anonymous_Sheet_DB__5" table:target-range-address="FourPeaksData.A1:FourPeaksData.H24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CountOnesData.A1:CountOnesData.H2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21:06:41.049613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Vergenz</meta:initial-creator>
    <meta:creation-date>2015-03-12T22:39:00.566983627</meta:creation-date>
    <dc:date>2015-03-15T22:12:56.602522337</dc:date>
    <dc:creator>Tim Vergenz</dc:creator>
    <meta:editing-duration>P2DT10H17M11S</meta:editing-duration>
    <meta:editing-cycles>67</meta:editing-cycles>
    <meta:generator>LibreOffice/4.2.7.2$Linux_X86_64 LibreOffice_project/420m0$Build-2</meta:generator>
    <meta:document-statistic meta:table-count="9" meta:cell-count="132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854cm" svg:y="0.339cm" chart:style-name="ch2">
          <text:p>RO Algorithm Performance on Neural Networks</text:p>
        </chart:title>
        <chart:legend chart:legend-position="top" svg:x="3.657cm" svg:y="1.329cm" style:legend-expansion="wide" chart:style-name="ch3"/>
        <chart:plot-area chart:style-name="ch4" table:cell-range-address="FixedSubsetData.E69:FixedSubsetData.E74 FixedSubsetData.B69:FixedSubsetData.B69 FixedSubsetData.H69:FixedSubsetData.H81 FixedSubsetData.B75:FixedSubsetData.B75 FixedSubsetData.B79:FixedSubsetData.B79" chart:data-source-has-labels="row" svg:x="1.315cm" svg:y="2.13cm" svg:width="13.622cm" svg:height="6.847cm">
          <chartooo:coordinate-region svg:x="1.936cm" svg:y="2.329cm" svg:width="12.814cm" svg:height="6.001cm"/>
          <chart:axis chart:dimension="x" chart:name="primary-x" chart:style-name="ch5">
            <chart:title svg:x="6.442cm" svg:y="9.18cm" chart:style-name="ch6">
              <text:p>Number of evaluations</text:p>
            </chart:title>
            <chart:grid chart:style-name="ch7" chart:class="major"/>
          </chart:axis>
          <chart:axis chart:dimension="y" chart:name="primary-y" chart:style-name="ch8">
            <chart:title svg:x="0.451cm" svg:y="6.946cm" chart:style-name="ch9">
              <text:p>Train/test accuracy</text:p>
            </chart:title>
            <chart:grid chart:style-name="ch7" chart:class="major"/>
          </chart:axis>
          <chart:series chart:style-name="ch10" chart:values-cell-range-address="FixedSubsetData.H69:FixedSubsetData.H74" chart:label-cell-address="FixedSubsetData.B69:FixedSubsetData.B69" chart:class="chart:scatter">
            <chart:domain table:cell-range-address="FixedSubsetData.E69:FixedSubsetData.E74"/>
            <chart:data-point chart:repeated="6"/>
          </chart:series>
          <chart:series chart:style-name="ch11" chart:values-cell-range-address="FixedSubsetData.H75:FixedSubsetData.H78" chart:label-cell-address="FixedSubsetData.B75:FixedSubsetData.B75" chart:class="chart:scatter">
            <chart:domain table:cell-range-address="FixedSubsetData.E75:FixedSubsetData.E78"/>
            <chart:data-point chart:repeated="4"/>
          </chart:series>
          <chart:series chart:style-name="ch12" chart:values-cell-range-address="FixedSubsetData.H79:FixedSubsetData.H81" chart:label-cell-address="FixedSubsetData.B79:FixedSubsetData.B79" chart:class="chart:scatter">
            <chart:domain table:cell-range-address="FixedSubsetData.E79:FixedSubsetData.E81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69:FixedSubsetData.B6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75:FixedSubsetData.B7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79:FixedSubsetData.B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ixedSubsetData.E69:FixedSubsetData.E74</svg:desc>
                </draw:g>
              </table:table-cell>
              <table:table-cell office:value-type="float" office:value="NaN">
                <text:p>NaN</text:p>
                <draw:g>
                  <svg:desc>FixedSubsetData.H69:FixedSubsetData.H74</svg:desc>
                </draw:g>
              </table:table-cell>
              <table:table-cell office:value-type="float" office:value="NaN">
                <text:p>NaN</text:p>
                <draw:g>
                  <svg:desc>FixedSubsetData.E75:FixedSubsetData.E78</svg:desc>
                </draw:g>
              </table:table-cell>
              <table:table-cell office:value-type="float" office:value="NaN">
                <text:p>NaN</text:p>
                <draw:g>
                  <svg:desc>FixedSubsetData.H75:FixedSubsetData.H78</svg:desc>
                </draw:g>
              </table:table-cell>
              <table:table-cell office:value-type="float" office:value="NaN">
                <text:p>NaN</text:p>
                <draw:g>
                  <svg:desc>FixedSubsetData.E79:FixedSubsetData.E81</svg:desc>
                </draw:g>
              </table:table-cell>
              <table:table-cell office:value-type="float" office:value="NaN">
                <text:p>NaN</text:p>
                <draw:g>
                  <svg:desc>FixedSubsetData.H79:FixedSubsetData.H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211cm" svg:y="0.339cm" chart:style-name="ch2">
          <text:p>RO Algorithm Performance on Fixed Subset</text:p>
        </chart:title>
        <chart:legend chart:legend-position="top" svg:x="3.112cm" svg:y="1.329cm" style:legend-expansion="wide" chart:style-name="ch3"/>
        <chart:plot-area chart:style-name="ch4" table:cell-range-address="FixedSubsetData.E8:FixedSubsetData.F14 FixedSubsetData.B8:FixedSubsetData.B8 FixedSubsetData.B2:FixedSubsetData.B2 FixedSubsetData.F2:FixedSubsetData.F7 FixedSubsetData.B20:FixedSubsetData.B20 FixedSubsetData.F15:FixedSubsetData.F24 FixedSubsetData.B15:FixedSubsetData.B15" chart:data-source-has-labels="row" svg:x="1.315cm" svg:y="2.628cm" svg:width="13.622cm" svg:height="6.349cm">
          <chartooo:coordinate-region svg:x="1.936cm" svg:y="2.827cm" svg:width="12.444cm" svg:height="5.503cm"/>
          <chart:axis chart:dimension="x" chart:name="primary-x" chart:style-name="ch5">
            <chart:title svg:x="6.442cm" svg:y="9.18cm" chart:style-name="ch6">
              <text:p>Number of evaluations</text:p>
            </chart:title>
            <chart:grid chart:style-name="ch7" chart:class="major"/>
          </chart:axis>
          <chart:axis chart:dimension="y" chart:name="primary-y" chart:style-name="ch8">
            <chart:title svg:x="0.451cm" svg:y="6.375cm" chart:style-name="ch9">
              <text:p>Fitness</text:p>
            </chart:title>
            <chart:grid chart:style-name="ch7" chart:class="major"/>
          </chart:axis>
          <chart:series chart:style-name="ch10" chart:values-cell-range-address="FixedSubsetData.F8:FixedSubsetData.F14" chart:label-cell-address="FixedSubsetData.B8:FixedSubsetData.B8" chart:class="chart:scatter">
            <chart:domain table:cell-range-address="FixedSubsetData.E8:FixedSubsetData.E14"/>
            <chart:data-point chart:repeated="7"/>
          </chart:series>
          <chart:series chart:style-name="ch11" chart:values-cell-range-address="FixedSubsetData.F2:FixedSubsetData.F7" chart:label-cell-address="FixedSubsetData.B2:FixedSubsetData.B2" chart:class="chart:scatter">
            <chart:domain table:cell-range-address="FixedSubsetData.E2:FixedSubsetData.E7"/>
            <chart:data-point chart:repeated="6"/>
          </chart:series>
          <chart:series chart:style-name="ch12" chart:values-cell-range-address="FixedSubsetData.F20:FixedSubsetData.F24" chart:label-cell-address="FixedSubsetData.B20:FixedSubsetData.B20" chart:class="chart:scatter">
            <chart:domain table:cell-range-address="FixedSubsetData.E20:FixedSubsetData.E24"/>
            <chart:data-point chart:repeated="5"/>
          </chart:series>
          <chart:series chart:style-name="ch13" chart:values-cell-range-address="FixedSubsetData.F15:FixedSubsetData.F19" chart:label-cell-address="FixedSubsetData.B15:FixedSubsetData.B15" chart:class="chart:scatter">
            <chart:domain table:cell-range-address="FixedSubsetData.E15:FixedSubsetData.E1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andomizedHillClimbing</text:p>
                <draw:g>
                  <svg:desc>FixedSubsetData.B8:FixedSubsetData.B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imulatedAnnealing</text:p>
                <draw:g>
                  <svg:desc>FixedSubsetData.B2:FixedSubsetData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GeneticAlgorithm</text:p>
                <draw:g>
                  <svg:desc>FixedSubsetData.B20:FixedSubsetData.B2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IMIC</text:p>
                <draw:g>
                  <svg:desc>FixedSubsetData.B15:FixedSubsetData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">
                <text:p>12.4</text:p>
                <draw:g>
                  <svg:desc>FixedSubsetData.E8:FixedSubsetData.E14</svg:desc>
                </draw:g>
              </table:table-cell>
              <table:table-cell office:value-type="float" office:value="21.7">
                <text:p>21.7</text:p>
                <draw:g>
                  <svg:desc>FixedSubsetData.F8:FixedSubsetData.F14</svg:desc>
                </draw:g>
              </table:table-cell>
              <table:table-cell office:value-type="float" office:value="102">
                <text:p>102</text:p>
                <draw:g>
                  <svg:desc>FixedSubsetData.E2:FixedSubsetData.E7</svg:desc>
                </draw:g>
              </table:table-cell>
              <table:table-cell office:value-type="float" office:value="18.5">
                <text:p>18.5</text:p>
                <draw:g>
                  <svg:desc>FixedSubsetData.F2:FixedSubsetData.F7</svg:desc>
                </draw:g>
              </table:table-cell>
              <table:table-cell office:value-type="float" office:value="602">
                <text:p>602</text:p>
                <draw:g>
                  <svg:desc>FixedSubsetData.E20:FixedSubsetData.E24</svg:desc>
                </draw:g>
              </table:table-cell>
              <table:table-cell office:value-type="float" office:value="29.72">
                <text:p>29.72</text:p>
                <draw:g>
                  <svg:desc>FixedSubsetData.F20:FixedSubsetData.F24</svg:desc>
                </draw:g>
              </table:table-cell>
              <table:table-cell office:value-type="float" office:value="1101">
                <text:p>1101</text:p>
                <draw:g>
                  <svg:desc>FixedSubsetData.E15:FixedSubsetData.E19</svg:desc>
                </draw:g>
              </table:table-cell>
              <table:table-cell office:value-type="float" office:value="38.82">
                <text:p>38.82</text:p>
                <draw:g>
                  <svg:desc>FixedSubsetData.F15:FixedSubsetData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96">
                <text:p>59.96</text:p>
              </table:table-cell>
              <table:table-cell office:value-type="float" office:value="30.04">
                <text:p>30.04</text:p>
              </table:table-cell>
              <table:table-cell office:value-type="float" office:value="602">
                <text:p>602</text:p>
              </table:table-cell>
              <table:table-cell office:value-type="float" office:value="25">
                <text:p>25</text:p>
              </table:table-cell>
              <table:table-cell office:value-type="float" office:value="1352">
                <text:p>1352</text:p>
              </table:table-cell>
              <table:table-cell office:value-type="float" office:value="32.42">
                <text:p>32.42</text:p>
              </table:table-cell>
              <table:table-cell office:value-type="float" office:value="2601">
                <text:p>2601</text:p>
              </table:table-cell>
              <table:table-cell office:value-type="float" office:value="39.16">
                <text:p>39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08">
                <text:p>93.08</text:p>
              </table:table-cell>
              <table:table-cell office:value-type="float" office:value="32.7">
                <text:p>32.7</text:p>
              </table:table-cell>
              <table:table-cell office:value-type="float" office:value="1102">
                <text:p>1102</text:p>
              </table:table-cell>
              <table:table-cell office:value-type="float" office:value="24.5">
                <text:p>24.5</text:p>
              </table:table-cell>
              <table:table-cell office:value-type="float" office:value="2602">
                <text:p>2602</text:p>
              </table:table-cell>
              <table:table-cell office:value-type="float" office:value="34.66">
                <text:p>34.66</text:p>
              </table:table-cell>
              <table:table-cell office:value-type="float" office:value="5101">
                <text:p>5101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.9">
                <text:p>180.9</text:p>
              </table:table-cell>
              <table:table-cell office:value-type="float" office:value="38.26">
                <text:p>38.26</text:p>
              </table:table-cell>
              <table:table-cell office:value-type="float" office:value="2602">
                <text:p>2602</text:p>
              </table:table-cell>
              <table:table-cell office:value-type="float" office:value="26.8">
                <text:p>26.8</text:p>
              </table:table-cell>
              <table:table-cell office:value-type="float" office:value="5102">
                <text:p>5102</text:p>
              </table:table-cell>
              <table:table-cell office:value-type="float" office:value="36.02">
                <text:p>36.02</text:p>
              </table:table-cell>
              <table:table-cell office:value-type="float" office:value="10101">
                <text:p>10101</text:p>
              </table:table-cell>
              <table:table-cell office:value-type="float" office:value="39.64">
                <text:p>39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.6">
                <text:p>308.6</text:p>
              </table:table-cell>
              <table:table-cell office:value-type="float" office:value="39.64">
                <text:p>39.64</text:p>
              </table:table-cell>
              <table:table-cell office:value-type="float" office:value="5102">
                <text:p>5102</text:p>
              </table:table-cell>
              <table:table-cell office:value-type="float" office:value="26.6">
                <text:p>26.6</text:p>
              </table:table-cell>
              <table:table-cell office:value-type="float" office:value="25102">
                <text:p>25102</text:p>
              </table:table-cell>
              <table:table-cell office:value-type="float" office:value="40.7">
                <text:p>40.7</text:p>
              </table:table-cell>
              <table:table-cell office:value-type="float" office:value="50101">
                <text:p>50101</text:p>
              </table:table-cell>
              <table:table-cell office:value-type="float" office:value="39.34">
                <text:p>39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3.3">
                <text:p>563.3</text:p>
              </table:table-cell>
              <table:table-cell office:value-type="float" office:value="40.2">
                <text:p>40.2</text:p>
              </table:table-cell>
              <table:table-cell office:value-type="float" office:value="10102">
                <text:p>10102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9.6">
                <text:p>2559.6</text:p>
              </table:table-cell>
              <table:table-cell office:value-type="float" office:value="40.14">
                <text:p>4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854cm" svg:y="0.339cm" chart:style-name="ch2">
          <text:p>RO Algorithm Performance on Neural Networks</text:p>
        </chart:title>
        <chart:legend chart:legend-position="top" svg:x="3.657cm" svg:y="1.329cm" style:legend-expansion="wide" chart:style-name="ch3"/>
        <chart:plot-area chart:style-name="ch4" table:cell-range-address="FixedSubsetData.E69:FixedSubsetData.E74 FixedSubsetData.B69:FixedSubsetData.B69 FixedSubsetData.H69:FixedSubsetData.H81 FixedSubsetData.B75:FixedSubsetData.B75 FixedSubsetData.B79:FixedSubsetData.B79" chart:data-source-has-labels="row" svg:x="1.315cm" svg:y="2.13cm" svg:width="13.622cm" svg:height="6.847cm">
          <chartooo:coordinate-region svg:x="1.936cm" svg:y="2.329cm" svg:width="12.814cm" svg:height="6.001cm"/>
          <chart:axis chart:dimension="x" chart:name="primary-x" chart:style-name="ch5">
            <chart:title svg:x="6.442cm" svg:y="9.18cm" chart:style-name="ch6">
              <text:p>Number of evaluations</text:p>
            </chart:title>
            <chart:grid chart:style-name="ch7" chart:class="major"/>
          </chart:axis>
          <chart:axis chart:dimension="y" chart:name="primary-y" chart:style-name="ch8">
            <chart:title svg:x="0.451cm" svg:y="6.946cm" chart:style-name="ch9">
              <text:p>Train/test accuracy</text:p>
            </chart:title>
            <chart:grid chart:style-name="ch7" chart:class="major"/>
          </chart:axis>
          <chart:series chart:style-name="ch10" chart:values-cell-range-address="FixedSubsetData.H69:FixedSubsetData.H74" chart:label-cell-address="FixedSubsetData.B69:FixedSubsetData.B69" chart:class="chart:scatter">
            <chart:domain table:cell-range-address="FixedSubsetData.E69:FixedSubsetData.E74"/>
            <chart:data-point chart:repeated="6"/>
          </chart:series>
          <chart:series chart:style-name="ch11" chart:values-cell-range-address="FixedSubsetData.H75:FixedSubsetData.H78" chart:label-cell-address="FixedSubsetData.B75:FixedSubsetData.B75" chart:class="chart:scatter">
            <chart:domain table:cell-range-address="FixedSubsetData.E75:FixedSubsetData.E78"/>
            <chart:data-point chart:repeated="4"/>
          </chart:series>
          <chart:series chart:style-name="ch12" chart:values-cell-range-address="FixedSubsetData.H79:FixedSubsetData.H81" chart:label-cell-address="FixedSubsetData.B79:FixedSubsetData.B79" chart:class="chart:scatter">
            <chart:domain table:cell-range-address="FixedSubsetData.E79:FixedSubsetData.E81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69:FixedSubsetData.B6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75:FixedSubsetData.B7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79:FixedSubsetData.B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ixedSubsetData.E69:FixedSubsetData.E74</svg:desc>
                </draw:g>
              </table:table-cell>
              <table:table-cell office:value-type="float" office:value="NaN">
                <text:p>NaN</text:p>
                <draw:g>
                  <svg:desc>FixedSubsetData.H69:FixedSubsetData.H74</svg:desc>
                </draw:g>
              </table:table-cell>
              <table:table-cell office:value-type="float" office:value="NaN">
                <text:p>NaN</text:p>
                <draw:g>
                  <svg:desc>FixedSubsetData.E75:FixedSubsetData.E78</svg:desc>
                </draw:g>
              </table:table-cell>
              <table:table-cell office:value-type="float" office:value="NaN">
                <text:p>NaN</text:p>
                <draw:g>
                  <svg:desc>FixedSubsetData.H75:FixedSubsetData.H78</svg:desc>
                </draw:g>
              </table:table-cell>
              <table:table-cell office:value-type="float" office:value="NaN">
                <text:p>NaN</text:p>
                <draw:g>
                  <svg:desc>FixedSubsetData.E79:FixedSubsetData.E81</svg:desc>
                </draw:g>
              </table:table-cell>
              <table:table-cell office:value-type="float" office:value="NaN">
                <text:p>NaN</text:p>
                <draw:g>
                  <svg:desc>FixedSubsetData.H79:FixedSubsetData.H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37cm" svg:y="0.339cm" chart:style-name="ch2">
          <text:p>RO Algorithm Performance on Four Peaks</text:p>
        </chart:title>
        <chart:legend chart:legend-position="top" svg:x="3.112cm" svg:y="1.329cm" style:legend-expansion="wide" chart:style-name="ch3"/>
        <chart:plot-area chart:style-name="ch4" table:cell-range-address="FourPeaksData.E8:FourPeaksData.F14 FourPeaksData.B8:FourPeaksData.B8 FourPeaksData.B2:FourPeaksData.B2 FourPeaksData.F2:FourPeaksData.F7 FourPeaksData.B20:FourPeaksData.B20 FourPeaksData.F15:FourPeaksData.F24 FourPeaksData.B15:FourPeaksData.B15" chart:data-source-has-labels="row" svg:x="1.315cm" svg:y="2.628cm" svg:width="13.622cm" svg:height="6.349cm">
          <chartooo:coordinate-region svg:x="1.936cm" svg:y="2.827cm" svg:width="12.445cm" svg:height="5.503cm"/>
          <chart:axis chart:dimension="x" chart:name="primary-x" chart:style-name="ch5">
            <chart:title svg:x="6.442cm" svg:y="9.18cm" chart:style-name="ch6">
              <text:p>Number of evaluations</text:p>
            </chart:title>
            <chart:grid chart:style-name="ch7" chart:class="major"/>
          </chart:axis>
          <chart:axis chart:dimension="y" chart:name="primary-y" chart:style-name="ch8">
            <chart:title svg:x="0.451cm" svg:y="6.375cm" chart:style-name="ch9">
              <text:p>Fitness</text:p>
            </chart:title>
            <chart:grid chart:style-name="ch7" chart:class="major"/>
          </chart:axis>
          <chart:series chart:style-name="ch10" chart:values-cell-range-address="FourPeaksData.F8:FourPeaksData.F14" chart:label-cell-address="FourPeaksData.B8:FourPeaksData.B8" chart:class="chart:scatter">
            <chart:domain table:cell-range-address="FourPeaksData.E8:FourPeaksData.E14"/>
            <chart:data-point chart:repeated="7"/>
          </chart:series>
          <chart:series chart:style-name="ch11" chart:values-cell-range-address="FourPeaksData.F2:FourPeaksData.F7" chart:label-cell-address="FourPeaksData.B2:FourPeaksData.B2" chart:class="chart:scatter">
            <chart:domain table:cell-range-address="FourPeaksData.E2:FourPeaksData.E7"/>
            <chart:data-point chart:repeated="6"/>
          </chart:series>
          <chart:series chart:style-name="ch12" chart:values-cell-range-address="FourPeaksData.F20:FourPeaksData.F24" chart:label-cell-address="FourPeaksData.B20:FourPeaksData.B20" chart:class="chart:scatter">
            <chart:domain table:cell-range-address="FourPeaksData.E20:FourPeaksData.E24"/>
            <chart:data-point chart:repeated="5"/>
          </chart:series>
          <chart:series chart:style-name="ch13" chart:values-cell-range-address="FourPeaksData.F15:FourPeaksData.F19" chart:label-cell-address="FourPeaksData.B15:FourPeaksData.B15" chart:class="chart:scatter">
            <chart:domain table:cell-range-address="FourPeaksData.E15:FourPeaksData.E1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andomizedHillClimbing</text:p>
                <draw:g>
                  <svg:desc>FourPeaksData.B8:FourPeaksData.B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imulatedAnnealing</text:p>
                <draw:g>
                  <svg:desc>FourPeaksData.B2:FourPeaksData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GeneticAlgorithm</text:p>
                <draw:g>
                  <svg:desc>FourPeaksData.B20:FourPeaksData.B2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IMIC</text:p>
                <draw:g>
                  <svg:desc>FourPeaksData.B15:FourPeaksData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4">
                <text:p>7.4</text:p>
                <draw:g>
                  <svg:desc>FourPeaksData.E8:FourPeaksData.E14</svg:desc>
                </draw:g>
              </table:table-cell>
              <table:table-cell office:value-type="float" office:value="1.8">
                <text:p>1.8</text:p>
                <draw:g>
                  <svg:desc>FourPeaksData.F8:FourPeaksData.F14</svg:desc>
                </draw:g>
              </table:table-cell>
              <table:table-cell office:value-type="float" office:value="102">
                <text:p>102</text:p>
                <draw:g>
                  <svg:desc>FourPeaksData.E2:FourPeaksData.E7</svg:desc>
                </draw:g>
              </table:table-cell>
              <table:table-cell office:value-type="float" office:value="2.5">
                <text:p>2.5</text:p>
                <draw:g>
                  <svg:desc>FourPeaksData.F2:FourPeaksData.F7</svg:desc>
                </draw:g>
              </table:table-cell>
              <table:table-cell office:value-type="float" office:value="602">
                <text:p>602</text:p>
                <draw:g>
                  <svg:desc>FourPeaksData.E20:FourPeaksData.E24</svg:desc>
                </draw:g>
              </table:table-cell>
              <table:table-cell office:value-type="float" office:value="10.2">
                <text:p>10.2</text:p>
                <draw:g>
                  <svg:desc>FourPeaksData.F20:FourPeaksData.F24</svg:desc>
                </draw:g>
              </table:table-cell>
              <table:table-cell office:value-type="float" office:value="221">
                <text:p>221</text:p>
                <draw:g>
                  <svg:desc>FourPeaksData.E15:FourPeaksData.E19</svg:desc>
                </draw:g>
              </table:table-cell>
              <table:table-cell office:value-type="float" office:value="8">
                <text:p>8</text:p>
                <draw:g>
                  <svg:desc>FourPeaksData.F15:FourPeaksData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3">
                <text:p>32.3</text:p>
              </table:table-cell>
              <table:table-cell office:value-type="float" office:value="1.9">
                <text:p>1.9</text:p>
              </table:table-cell>
              <table:table-cell office:value-type="float" office:value="602">
                <text:p>602</text:p>
              </table:table-cell>
              <table:table-cell office:value-type="float" office:value="7.9">
                <text:p>7.9</text:p>
              </table:table-cell>
              <table:table-cell office:value-type="float" office:value="1352">
                <text:p>1352</text:p>
              </table:table-cell>
              <table:table-cell office:value-type="float" office:value="10.1">
                <text:p>10.1</text:p>
              </table:table-cell>
              <table:table-cell office:value-type="float" office:value="521">
                <text:p>52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5">
                <text:p>59.5</text:p>
              </table:table-cell>
              <table:table-cell office:value-type="float" office:value="3.1">
                <text:p>3.1</text:p>
              </table:table-cell>
              <table:table-cell office:value-type="float" office:value="1102">
                <text:p>1102</text:p>
              </table:table-cell>
              <table:table-cell office:value-type="float" office:value="11.7">
                <text:p>11.7</text:p>
              </table:table-cell>
              <table:table-cell office:value-type="float" office:value="2602">
                <text:p>2602</text:p>
              </table:table-cell>
              <table:table-cell office:value-type="float" office:value="10.6">
                <text:p>10.6</text:p>
              </table:table-cell>
              <table:table-cell office:value-type="float" office:value="1021">
                <text:p>102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.5">
                <text:p>134.5</text:p>
              </table:table-cell>
              <table:table-cell office:value-type="float" office:value="3.9">
                <text:p>3.9</text:p>
              </table:table-cell>
              <table:table-cell office:value-type="float" office:value="2602">
                <text:p>2602</text:p>
              </table:table-cell>
              <table:table-cell office:value-type="float" office:value="27.2">
                <text:p>27.2</text:p>
              </table:table-cell>
              <table:table-cell office:value-type="float" office:value="5102">
                <text:p>5102</text:p>
              </table:table-cell>
              <table:table-cell office:value-type="float" office:value="13.5">
                <text:p>13.5</text:p>
              </table:table-cell>
              <table:table-cell office:value-type="float" office:value="2021">
                <text:p>202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.7">
                <text:p>263.7</text:p>
              </table:table-cell>
              <table:table-cell office:value-type="float" office:value="6.6">
                <text:p>6.6</text:p>
              </table:table-cell>
              <table:table-cell office:value-type="float" office:value="5102">
                <text:p>5102</text:p>
              </table:table-cell>
              <table:table-cell office:value-type="float" office:value="56.8">
                <text:p>56.8</text:p>
              </table:table-cell>
              <table:table-cell office:value-type="float" office:value="25102">
                <text:p>25102</text:p>
              </table:table-cell>
              <table:table-cell office:value-type="float" office:value="22">
                <text:p>22</text:p>
              </table:table-cell>
              <table:table-cell office:value-type="float" office:value="10021">
                <text:p>1002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7.6">
                <text:p>517.6</text:p>
              </table:table-cell>
              <table:table-cell office:value-type="float" office:value="8.4">
                <text:p>8.4</text:p>
              </table:table-cell>
              <table:table-cell office:value-type="float" office:value="10102">
                <text:p>1010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6.3">
                <text:p>2556.3</text:p>
              </table:table-cell>
              <table:table-cell office:value-type="float" office:value="34.6">
                <text:p>3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854cm" svg:y="0.339cm" chart:style-name="ch2">
          <text:p>RO Algorithm Performance on Neural Networks</text:p>
        </chart:title>
        <chart:legend chart:legend-position="top" svg:x="3.657cm" svg:y="1.329cm" style:legend-expansion="wide" chart:style-name="ch3"/>
        <chart:plot-area chart:style-name="ch4" table:cell-range-address="FixedSubsetData.E69:FixedSubsetData.E74 FixedSubsetData.B69:FixedSubsetData.B69 FixedSubsetData.H69:FixedSubsetData.H81 FixedSubsetData.B75:FixedSubsetData.B75 FixedSubsetData.B79:FixedSubsetData.B79" chart:data-source-has-labels="row" svg:x="1.315cm" svg:y="2.13cm" svg:width="13.622cm" svg:height="6.847cm">
          <chartooo:coordinate-region svg:x="1.936cm" svg:y="2.329cm" svg:width="12.814cm" svg:height="6.001cm"/>
          <chart:axis chart:dimension="x" chart:name="primary-x" chart:style-name="ch5">
            <chart:title svg:x="6.442cm" svg:y="9.18cm" chart:style-name="ch6">
              <text:p>Number of evaluations</text:p>
            </chart:title>
            <chart:grid chart:style-name="ch7" chart:class="major"/>
          </chart:axis>
          <chart:axis chart:dimension="y" chart:name="primary-y" chart:style-name="ch8">
            <chart:title svg:x="0.451cm" svg:y="6.946cm" chart:style-name="ch9">
              <text:p>Train/test accuracy</text:p>
            </chart:title>
            <chart:grid chart:style-name="ch7" chart:class="major"/>
          </chart:axis>
          <chart:series chart:style-name="ch10" chart:values-cell-range-address="FixedSubsetData.H69:FixedSubsetData.H74" chart:label-cell-address="FixedSubsetData.B69:FixedSubsetData.B69" chart:class="chart:scatter">
            <chart:domain table:cell-range-address="FixedSubsetData.E69:FixedSubsetData.E74"/>
            <chart:data-point chart:repeated="6"/>
          </chart:series>
          <chart:series chart:style-name="ch11" chart:values-cell-range-address="FixedSubsetData.H75:FixedSubsetData.H78" chart:label-cell-address="FixedSubsetData.B75:FixedSubsetData.B75" chart:class="chart:scatter">
            <chart:domain table:cell-range-address="FixedSubsetData.E75:FixedSubsetData.E78"/>
            <chart:data-point chart:repeated="4"/>
          </chart:series>
          <chart:series chart:style-name="ch12" chart:values-cell-range-address="FixedSubsetData.H79:FixedSubsetData.H81" chart:label-cell-address="FixedSubsetData.B79:FixedSubsetData.B79" chart:class="chart:scatter">
            <chart:domain table:cell-range-address="FixedSubsetData.E79:FixedSubsetData.E81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69:FixedSubsetData.B6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75:FixedSubsetData.B7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79:FixedSubsetData.B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ixedSubsetData.E69:FixedSubsetData.E74</svg:desc>
                </draw:g>
              </table:table-cell>
              <table:table-cell office:value-type="float" office:value="NaN">
                <text:p>NaN</text:p>
                <draw:g>
                  <svg:desc>FixedSubsetData.H69:FixedSubsetData.H74</svg:desc>
                </draw:g>
              </table:table-cell>
              <table:table-cell office:value-type="float" office:value="NaN">
                <text:p>NaN</text:p>
                <draw:g>
                  <svg:desc>FixedSubsetData.E75:FixedSubsetData.E78</svg:desc>
                </draw:g>
              </table:table-cell>
              <table:table-cell office:value-type="float" office:value="NaN">
                <text:p>NaN</text:p>
                <draw:g>
                  <svg:desc>FixedSubsetData.H75:FixedSubsetData.H78</svg:desc>
                </draw:g>
              </table:table-cell>
              <table:table-cell office:value-type="float" office:value="NaN">
                <text:p>NaN</text:p>
                <draw:g>
                  <svg:desc>FixedSubsetData.E79:FixedSubsetData.E81</svg:desc>
                </draw:g>
              </table:table-cell>
              <table:table-cell office:value-type="float" office:value="NaN">
                <text:p>NaN</text:p>
                <draw:g>
                  <svg:desc>FixedSubsetData.H79:FixedSubsetData.H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528cm" svg:y="0.339cm" chart:style-name="ch2">
          <text:p>RO Algorithm Performance on Knapsack</text:p>
        </chart:title>
        <chart:legend chart:legend-position="top" svg:x="3.112cm" svg:y="1.329cm" style:legend-expansion="wide" chart:style-name="ch3"/>
        <chart:plot-area chart:style-name="ch4" table:cell-range-address="KnapsackData.E8:KnapsackData.F14 KnapsackData.B8:KnapsackData.B8 KnapsackData.B2:KnapsackData.B2 KnapsackData.F2:KnapsackData.F7 KnapsackData.B20:KnapsackData.B20 KnapsackData.F15:KnapsackData.F24 KnapsackData.B15:KnapsackData.B15" chart:data-source-has-labels="row" svg:x="1.315cm" svg:y="2.628cm" svg:width="13.622cm" svg:height="6.349cm">
          <chartooo:coordinate-region svg:x="2.307cm" svg:y="2.827cm" svg:width="12.073cm" svg:height="5.503cm"/>
          <chart:axis chart:dimension="x" chart:name="primary-x" chart:style-name="ch5">
            <chart:title svg:x="6.442cm" svg:y="9.18cm" chart:style-name="ch6">
              <text:p>Number of evaluations</text:p>
            </chart:title>
            <chart:grid chart:style-name="ch7" chart:class="major"/>
          </chart:axis>
          <chart:axis chart:dimension="y" chart:name="primary-y" chart:style-name="ch8">
            <chart:title svg:x="0.451cm" svg:y="6.375cm" chart:style-name="ch9">
              <text:p>Fitness</text:p>
            </chart:title>
            <chart:grid chart:style-name="ch7" chart:class="major"/>
          </chart:axis>
          <chart:series chart:style-name="ch10" chart:values-cell-range-address="KnapsackData.F8:KnapsackData.F14" chart:label-cell-address="KnapsackData.B8:KnapsackData.B8" chart:class="chart:scatter">
            <chart:domain table:cell-range-address="KnapsackData.E8:KnapsackData.E14"/>
            <chart:data-point chart:repeated="7"/>
          </chart:series>
          <chart:series chart:style-name="ch11" chart:values-cell-range-address="KnapsackData.F2:KnapsackData.F7" chart:label-cell-address="KnapsackData.B2:KnapsackData.B2" chart:class="chart:scatter">
            <chart:domain table:cell-range-address="KnapsackData.E2:KnapsackData.E7"/>
            <chart:data-point chart:repeated="6"/>
          </chart:series>
          <chart:series chart:style-name="ch12" chart:values-cell-range-address="KnapsackData.F20:KnapsackData.F24" chart:label-cell-address="KnapsackData.B20:KnapsackData.B20" chart:class="chart:scatter">
            <chart:domain table:cell-range-address="KnapsackData.E20:KnapsackData.E24"/>
            <chart:data-point chart:repeated="5"/>
          </chart:series>
          <chart:series chart:style-name="ch13" chart:values-cell-range-address="KnapsackData.F15:KnapsackData.F19" chart:label-cell-address="KnapsackData.B15:KnapsackData.B15" chart:class="chart:scatter">
            <chart:domain table:cell-range-address="KnapsackData.E15:KnapsackData.E1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andomizedHillClimbing</text:p>
                <draw:g>
                  <svg:desc>KnapsackData.B8:KnapsackData.B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imulatedAnnealing</text:p>
                <draw:g>
                  <svg:desc>KnapsackData.B2:KnapsackData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GeneticAlgorithm</text:p>
                <draw:g>
                  <svg:desc>KnapsackData.B20:KnapsackData.B2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IMIC</text:p>
                <draw:g>
                  <svg:desc>KnapsackData.B15:KnapsackData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">
                <text:p>8.7</text:p>
                <draw:g>
                  <svg:desc>KnapsackData.E8:KnapsackData.E14</svg:desc>
                </draw:g>
              </table:table-cell>
              <table:table-cell office:value-type="float" office:value="540.914763971702">
                <text:p>540.914763971702</text:p>
                <draw:g>
                  <svg:desc>KnapsackData.F8:KnapsackData.F14</svg:desc>
                </draw:g>
              </table:table-cell>
              <table:table-cell office:value-type="float" office:value="102">
                <text:p>102</text:p>
                <draw:g>
                  <svg:desc>KnapsackData.E2:KnapsackData.E7</svg:desc>
                </draw:g>
              </table:table-cell>
              <table:table-cell office:value-type="float" office:value="569.144527446101">
                <text:p>569.144527446101</text:p>
                <draw:g>
                  <svg:desc>KnapsackData.F2:KnapsackData.F7</svg:desc>
                </draw:g>
              </table:table-cell>
              <table:table-cell office:value-type="float" office:value="602">
                <text:p>602</text:p>
                <draw:g>
                  <svg:desc>KnapsackData.E20:KnapsackData.E24</svg:desc>
                </draw:g>
              </table:table-cell>
              <table:table-cell office:value-type="float" office:value="753.503877587399">
                <text:p>753.503877587399</text:p>
                <draw:g>
                  <svg:desc>KnapsackData.F20:KnapsackData.F24</svg:desc>
                </draw:g>
              </table:table-cell>
              <table:table-cell office:value-type="float" office:value="1101">
                <text:p>1101</text:p>
                <draw:g>
                  <svg:desc>KnapsackData.E15:KnapsackData.E19</svg:desc>
                </draw:g>
              </table:table-cell>
              <table:table-cell office:value-type="float" office:value="995.703000476424">
                <text:p>995.703000476424</text:p>
                <draw:g>
                  <svg:desc>KnapsackData.F15:KnapsackData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1">
                <text:p>54.1</text:p>
              </table:table-cell>
              <table:table-cell office:value-type="float" office:value="748.246643413783">
                <text:p>748.246643413783</text:p>
              </table:table-cell>
              <table:table-cell office:value-type="float" office:value="602">
                <text:p>602</text:p>
              </table:table-cell>
              <table:table-cell office:value-type="float" office:value="679.865485750838">
                <text:p>679.865485750838</text:p>
              </table:table-cell>
              <table:table-cell office:value-type="float" office:value="1352">
                <text:p>1352</text:p>
              </table:table-cell>
              <table:table-cell office:value-type="float" office:value="786.564010592202">
                <text:p>786.564010592202</text:p>
              </table:table-cell>
              <table:table-cell office:value-type="float" office:value="2601">
                <text:p>2601</text:p>
              </table:table-cell>
              <table:table-cell office:value-type="float" office:value="1021.0845387064">
                <text:p>1021.0845387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3">
                <text:p>90.3</text:p>
              </table:table-cell>
              <table:table-cell office:value-type="float" office:value="825.410886374465">
                <text:p>825.410886374465</text:p>
              </table:table-cell>
              <table:table-cell office:value-type="float" office:value="1102">
                <text:p>1102</text:p>
              </table:table-cell>
              <table:table-cell office:value-type="float" office:value="705.457052631719">
                <text:p>705.457052631719</text:p>
              </table:table-cell>
              <table:table-cell office:value-type="float" office:value="2602">
                <text:p>2602</text:p>
              </table:table-cell>
              <table:table-cell office:value-type="float" office:value="933.751009930093">
                <text:p>933.751009930093</text:p>
              </table:table-cell>
              <table:table-cell office:value-type="float" office:value="5101">
                <text:p>5101</text:p>
              </table:table-cell>
              <table:table-cell office:value-type="float" office:value="1000.85939979134">
                <text:p>1000.85939979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.2">
                <text:p>181.2</text:p>
              </table:table-cell>
              <table:table-cell office:value-type="float" office:value="931.268874423332">
                <text:p>931.268874423332</text:p>
              </table:table-cell>
              <table:table-cell office:value-type="float" office:value="2602">
                <text:p>2602</text:p>
              </table:table-cell>
              <table:table-cell office:value-type="float" office:value="762.153960655747">
                <text:p>762.153960655747</text:p>
              </table:table-cell>
              <table:table-cell office:value-type="float" office:value="5102">
                <text:p>5102</text:p>
              </table:table-cell>
              <table:table-cell office:value-type="float" office:value="972.115597910451">
                <text:p>972.115597910451</text:p>
              </table:table-cell>
              <table:table-cell office:value-type="float" office:value="10101">
                <text:p>10101</text:p>
              </table:table-cell>
              <table:table-cell office:value-type="float" office:value="959.330659086237">
                <text:p>959.330659086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.1">
                <text:p>308.1</text:p>
              </table:table-cell>
              <table:table-cell office:value-type="float" office:value="1018.5907713845">
                <text:p>1018.5907713845</text:p>
              </table:table-cell>
              <table:table-cell office:value-type="float" office:value="5102">
                <text:p>5102</text:p>
              </table:table-cell>
              <table:table-cell office:value-type="float" office:value="782.154799539397">
                <text:p>782.154799539397</text:p>
              </table:table-cell>
              <table:table-cell office:value-type="float" office:value="25102">
                <text:p>25102</text:p>
              </table:table-cell>
              <table:table-cell office:value-type="float" office:value="970.748717116092">
                <text:p>970.748717116092</text:p>
              </table:table-cell>
              <table:table-cell office:value-type="float" office:value="50101">
                <text:p>50101</text:p>
              </table:table-cell>
              <table:table-cell office:value-type="float" office:value="1032.27552976143">
                <text:p>1032.27552976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3.1">
                <text:p>563.1</text:p>
              </table:table-cell>
              <table:table-cell office:value-type="float" office:value="956.061601704047">
                <text:p>956.061601704047</text:p>
              </table:table-cell>
              <table:table-cell office:value-type="float" office:value="10102">
                <text:p>10102</text:p>
              </table:table-cell>
              <table:table-cell office:value-type="float" office:value="793.143908521047">
                <text:p>793.14390852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7.1">
                <text:p>2557.1</text:p>
              </table:table-cell>
              <table:table-cell office:value-type="float" office:value="987.289587267949">
                <text:p>987.28958726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854cm" svg:y="0.339cm" chart:style-name="ch2">
          <text:p>RO Algorithm Performance on Neural Networks</text:p>
        </chart:title>
        <chart:legend chart:legend-position="top" svg:x="3.657cm" svg:y="1.329cm" style:legend-expansion="wide" chart:style-name="ch3"/>
        <chart:plot-area chart:style-name="ch4" table:cell-range-address="FixedSubsetData.E69:FixedSubsetData.E74 FixedSubsetData.B69:FixedSubsetData.B69 FixedSubsetData.H69:FixedSubsetData.H81 FixedSubsetData.B75:FixedSubsetData.B75 FixedSubsetData.B79:FixedSubsetData.B79" chart:data-source-has-labels="row" svg:x="1.315cm" svg:y="2.13cm" svg:width="13.622cm" svg:height="6.847cm">
          <chartooo:coordinate-region svg:x="1.936cm" svg:y="2.329cm" svg:width="12.814cm" svg:height="6.001cm"/>
          <chart:axis chart:dimension="x" chart:name="primary-x" chart:style-name="ch5">
            <chart:title svg:x="6.442cm" svg:y="9.18cm" chart:style-name="ch6">
              <text:p>Number of evaluations</text:p>
            </chart:title>
            <chart:grid chart:style-name="ch7" chart:class="major"/>
          </chart:axis>
          <chart:axis chart:dimension="y" chart:name="primary-y" chart:style-name="ch8">
            <chart:title svg:x="0.451cm" svg:y="6.946cm" chart:style-name="ch9">
              <text:p>Train/test accuracy</text:p>
            </chart:title>
            <chart:grid chart:style-name="ch7" chart:class="major"/>
          </chart:axis>
          <chart:series chart:style-name="ch10" chart:values-cell-range-address="FixedSubsetData.H69:FixedSubsetData.H74" chart:label-cell-address="FixedSubsetData.B69:FixedSubsetData.B69" chart:class="chart:scatter">
            <chart:domain table:cell-range-address="FixedSubsetData.E69:FixedSubsetData.E74"/>
            <chart:data-point chart:repeated="6"/>
          </chart:series>
          <chart:series chart:style-name="ch11" chart:values-cell-range-address="FixedSubsetData.H75:FixedSubsetData.H78" chart:label-cell-address="FixedSubsetData.B75:FixedSubsetData.B75" chart:class="chart:scatter">
            <chart:domain table:cell-range-address="FixedSubsetData.E75:FixedSubsetData.E78"/>
            <chart:data-point chart:repeated="4"/>
          </chart:series>
          <chart:series chart:style-name="ch12" chart:values-cell-range-address="FixedSubsetData.H79:FixedSubsetData.H81" chart:label-cell-address="FixedSubsetData.B79:FixedSubsetData.B79" chart:class="chart:scatter">
            <chart:domain table:cell-range-address="FixedSubsetData.E79:FixedSubsetData.E81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69:FixedSubsetData.B6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75:FixedSubsetData.B7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FixedSubsetData.B79:FixedSubsetData.B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ixedSubsetData.E69:FixedSubsetData.E74</svg:desc>
                </draw:g>
              </table:table-cell>
              <table:table-cell office:value-type="float" office:value="NaN">
                <text:p>NaN</text:p>
                <draw:g>
                  <svg:desc>FixedSubsetData.H69:FixedSubsetData.H74</svg:desc>
                </draw:g>
              </table:table-cell>
              <table:table-cell office:value-type="float" office:value="NaN">
                <text:p>NaN</text:p>
                <draw:g>
                  <svg:desc>FixedSubsetData.E75:FixedSubsetData.E78</svg:desc>
                </draw:g>
              </table:table-cell>
              <table:table-cell office:value-type="float" office:value="NaN">
                <text:p>NaN</text:p>
                <draw:g>
                  <svg:desc>FixedSubsetData.H75:FixedSubsetData.H78</svg:desc>
                </draw:g>
              </table:table-cell>
              <table:table-cell office:value-type="float" office:value="NaN">
                <text:p>NaN</text:p>
                <draw:g>
                  <svg:desc>FixedSubsetData.E79:FixedSubsetData.E81</svg:desc>
                </draw:g>
              </table:table-cell>
              <table:table-cell office:value-type="float" office:value="NaN">
                <text:p>NaN</text:p>
                <draw:g>
                  <svg:desc>FixedSubsetData.H79:FixedSubsetData.H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33cm" svg:y="0.339cm" chart:style-name="ch2">
          <text:p>RO Algorithm Performance on Count Ones</text:p>
        </chart:title>
        <chart:legend chart:legend-position="top" svg:x="3.112cm" svg:y="1.329cm" style:legend-expansion="wide" chart:style-name="ch3"/>
        <chart:plot-area chart:style-name="ch4" table:cell-range-address="CountOnesData.E8:CountOnesData.F14 CountOnesData.B8:CountOnesData.B8 CountOnesData.B2:CountOnesData.B2 CountOnesData.F2:CountOnesData.F7 CountOnesData.B20:CountOnesData.B20 CountOnesData.F15:CountOnesData.F24 CountOnesData.B15:CountOnesData.B15" chart:data-source-has-labels="row" svg:x="1.315cm" svg:y="2.628cm" svg:width="13.622cm" svg:height="6.349cm">
          <chartooo:coordinate-region svg:x="1.936cm" svg:y="2.827cm" svg:width="12.444cm" svg:height="5.503cm"/>
          <chart:axis chart:dimension="x" chart:name="primary-x" chart:style-name="ch5">
            <chart:title svg:x="6.442cm" svg:y="9.18cm" chart:style-name="ch6">
              <text:p>Number of evaluations</text:p>
            </chart:title>
            <chart:grid chart:style-name="ch7" chart:class="major"/>
          </chart:axis>
          <chart:axis chart:dimension="y" chart:name="primary-y" chart:style-name="ch8">
            <chart:title svg:x="0.451cm" svg:y="6.375cm" chart:style-name="ch9">
              <text:p>Fitness</text:p>
            </chart:title>
            <chart:grid chart:style-name="ch7" chart:class="major"/>
          </chart:axis>
          <chart:series chart:style-name="ch10" chart:values-cell-range-address="CountOnesData.F8:CountOnesData.F14" chart:label-cell-address="CountOnesData.B8:CountOnesData.B8" chart:class="chart:scatter">
            <chart:domain table:cell-range-address="CountOnesData.E8:CountOnesData.E14"/>
            <chart:data-point chart:repeated="7"/>
          </chart:series>
          <chart:series chart:style-name="ch11" chart:values-cell-range-address="CountOnesData.F2:CountOnesData.F7" chart:label-cell-address="CountOnesData.B2:CountOnesData.B2" chart:class="chart:scatter">
            <chart:domain table:cell-range-address="CountOnesData.E2:CountOnesData.E7"/>
            <chart:data-point chart:repeated="6"/>
          </chart:series>
          <chart:series chart:style-name="ch12" chart:values-cell-range-address="CountOnesData.F20:CountOnesData.F24" chart:label-cell-address="CountOnesData.B20:CountOnesData.B20" chart:class="chart:scatter">
            <chart:domain table:cell-range-address="CountOnesData.E20:CountOnesData.E24"/>
            <chart:data-point chart:repeated="5"/>
          </chart:series>
          <chart:series chart:style-name="ch13" chart:values-cell-range-address="CountOnesData.F15:CountOnesData.F19" chart:label-cell-address="CountOnesData.B15:CountOnesData.B15" chart:class="chart:scatter">
            <chart:domain table:cell-range-address="CountOnesData.E15:CountOnesData.E1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andomizedHillClimbing</text:p>
                <draw:g>
                  <svg:desc>CountOnesData.B8:CountOnesData.B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imulatedAnnealing</text:p>
                <draw:g>
                  <svg:desc>CountOnesData.B2:CountOnesData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GeneticAlgorithm</text:p>
                <draw:g>
                  <svg:desc>CountOnesData.B20:CountOnesData.B2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IMIC</text:p>
                <draw:g>
                  <svg:desc>CountOnesData.B15:CountOnesData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58">
                <text:p>29.58</text:p>
                <draw:g>
                  <svg:desc>CountOnesData.E8:CountOnesData.E14</svg:desc>
                </draw:g>
              </table:table-cell>
              <table:table-cell office:value-type="float" office:value="51.28">
                <text:p>51.28</text:p>
                <draw:g>
                  <svg:desc>CountOnesData.F8:CountOnesData.F14</svg:desc>
                </draw:g>
              </table:table-cell>
              <table:table-cell office:value-type="float" office:value="102">
                <text:p>102</text:p>
                <draw:g>
                  <svg:desc>CountOnesData.E2:CountOnesData.E7</svg:desc>
                </draw:g>
              </table:table-cell>
              <table:table-cell office:value-type="float" office:value="56.4">
                <text:p>56.4</text:p>
                <draw:g>
                  <svg:desc>CountOnesData.F2:CountOnesData.F7</svg:desc>
                </draw:g>
              </table:table-cell>
              <table:table-cell office:value-type="float" office:value="602">
                <text:p>602</text:p>
                <draw:g>
                  <svg:desc>CountOnesData.E20:CountOnesData.E24</svg:desc>
                </draw:g>
              </table:table-cell>
              <table:table-cell office:value-type="float" office:value="53.08">
                <text:p>53.08</text:p>
                <draw:g>
                  <svg:desc>CountOnesData.F20:CountOnesData.F24</svg:desc>
                </draw:g>
              </table:table-cell>
              <table:table-cell office:value-type="float" office:value="1101">
                <text:p>1101</text:p>
                <draw:g>
                  <svg:desc>CountOnesData.E15:CountOnesData.E19</svg:desc>
                </draw:g>
              </table:table-cell>
              <table:table-cell office:value-type="float" office:value="71.02">
                <text:p>71.02</text:p>
                <draw:g>
                  <svg:desc>CountOnesData.F15:CountOnesData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58">
                <text:p>92.58</text:p>
              </table:table-cell>
              <table:table-cell office:value-type="float" office:value="67.2">
                <text:p>67.2</text:p>
              </table:table-cell>
              <table:table-cell office:value-type="float" office:value="602">
                <text:p>602</text:p>
              </table:table-cell>
              <table:table-cell office:value-type="float" office:value="71.2">
                <text:p>71.2</text:p>
              </table:table-cell>
              <table:table-cell office:value-type="float" office:value="1352">
                <text:p>1352</text:p>
              </table:table-cell>
              <table:table-cell office:value-type="float" office:value="55.92">
                <text:p>55.92</text:p>
              </table:table-cell>
              <table:table-cell office:value-type="float" office:value="2601">
                <text:p>2601</text:p>
              </table:table-cell>
              <table:table-cell office:value-type="float" office:value="77.24">
                <text:p>77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.16">
                <text:p>125.16</text:p>
              </table:table-cell>
              <table:table-cell office:value-type="float" office:value="71.16">
                <text:p>71.16</text:p>
              </table:table-cell>
              <table:table-cell office:value-type="float" office:value="1102">
                <text:p>1102</text:p>
              </table:table-cell>
              <table:table-cell office:value-type="float" office:value="73.8">
                <text:p>73.8</text:p>
              </table:table-cell>
              <table:table-cell office:value-type="float" office:value="2602">
                <text:p>2602</text:p>
              </table:table-cell>
              <table:table-cell office:value-type="float" office:value="59.38">
                <text:p>59.38</text:p>
              </table:table-cell>
              <table:table-cell office:value-type="float" office:value="5101">
                <text:p>5101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.92">
                <text:p>219.92</text:p>
              </table:table-cell>
              <table:table-cell office:value-type="float" office:value="77.16">
                <text:p>77.16</text:p>
              </table:table-cell>
              <table:table-cell office:value-type="float" office:value="2602">
                <text:p>2602</text:p>
              </table:table-cell>
              <table:table-cell office:value-type="float" office:value="76">
                <text:p>76</text:p>
              </table:table-cell>
              <table:table-cell office:value-type="float" office:value="5102">
                <text:p>5102</text:p>
              </table:table-cell>
              <table:table-cell office:value-type="float" office:value="62.1">
                <text:p>62.1</text:p>
              </table:table-cell>
              <table:table-cell office:value-type="float" office:value="10101">
                <text:p>1010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.88">
                <text:p>351.88</text:p>
              </table:table-cell>
              <table:table-cell office:value-type="float" office:value="79.42">
                <text:p>79.42</text:p>
              </table:table-cell>
              <table:table-cell office:value-type="float" office:value="5102">
                <text:p>5102</text:p>
              </table:table-cell>
              <table:table-cell office:value-type="float" office:value="76.2">
                <text:p>76.2</text:p>
              </table:table-cell>
              <table:table-cell office:value-type="float" office:value="25102">
                <text:p>25102</text:p>
              </table:table-cell>
              <table:table-cell office:value-type="float" office:value="69.84">
                <text:p>69.84</text:p>
              </table:table-cell>
              <table:table-cell office:value-type="float" office:value="50101">
                <text:p>50101</text:p>
              </table:table-cell>
              <table:table-cell office:value-type="float" office:value="77.42">
                <text:p>77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2.72">
                <text:p>602.72</text:p>
              </table:table-cell>
              <table:table-cell office:value-type="float" office:value="79.96">
                <text:p>79.96</text:p>
              </table:table-cell>
              <table:table-cell office:value-type="float" office:value="10102">
                <text:p>10102</text:p>
              </table:table-cell>
              <table:table-cell office:value-type="float" office:value="77.7">
                <text:p>7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4.4">
                <text:p>2604.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